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ns0="urn:oasis:names:tc:opendocument:xmlns:text:1.0"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ooo="http://openoffice.org/2004/office" xmlns:oooc="http://openoffice.org/2004/calc" xmlns:ooow="http://openoffice.org/2004/writer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name="rststyle-rststyle-table-1" style:family="table">
      <style:table-properties table:align="left" fo:margin-top="0in" fo:margin-bottom="0.10in" style:width="11.8333in"/>
    </style:style>
    <style:style style:name="rststyle-rststyle-table-1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1.A" style:family="table-column">
      <style:table-column-properties style:column-width="0.9167in"/>
    </style:style>
    <style:style style:name="rststyle-rststyle-table-1.B" style:family="table-column">
      <style:table-column-properties style:column-width="10.9167in"/>
    </style:style>
    <style:style style:name="rststyle-rststyle-table-2" style:family="table">
      <style:table-properties table:align="left" fo:margin-top="0in" fo:margin-bottom="0.10in" style:width="4.4167in"/>
    </style:style>
    <style:style style:name="rststyle-rststyle-table-2.A1" style:family="table-cell">
      <style:table-cell-properties fo:padding="0.049cm" fo:border-left="0.0007in solid #000000" fo:border-right="0.0007in solid #000000" fo:border-top="0.0007in solid #000000" fo:border-bottom="0.0007in solid #000000"/>
    </style:style>
    <style:style style:name="rststyle-rststyle-table-2.A" style:family="table-column">
      <style:table-column-properties style:column-width="0.6667in"/>
    </style:style>
    <style:style style:name="rststyle-rststyle-table-2.B" style:family="table-column">
      <style:table-column-properties style:column-width="3.7500in"/>
    </style:style>
    <style:style style:name="P1003" style:master-page-name="rststyle-pagedefault" style:family="paragraph" style:parent-style-name="rststyle-title"/>
  </office:automatic-styles>
  <office:body>
    <office:text>
      <text:p text:style-name="P1003">debian kurulumu</text:p>
      <text:p text:style-name="rststyle-textbody">Bu dokümanda debianı <text:span text:style-name="rststyle-strong">debootstrap</text:span> ile kurma konusu anlatılacaktır. <text:span text:style-name="rststyle-strong">Bu dokümandaki komutları kendi kurulumunuza göre uyarlayarak yazın.</text:span></text:p>
      <text:p text:style-name="rststyle-textbody">Bu dokümanda <text:span text:style-name="rststyle-strong">debian sid</text:span> kurulumu anlatılmıştır. <text:span text:style-name="rststyle-strong">sid</text:span> yerine <text:span text:style-name="rststyle-strong">stable</text:span> kullanmak isterseniz dokümanda <text:span text:style-name="rststyle-emphasis">sid</text:span> gördüğünüz yerlere <text:span text:style-name="rststyle-emphasis">stable</text:span> yazmanız gerekir.</text:p>
      <text:p text:style-name="rststyle-textbody">Not: <text:span text:style-name="rststyle-strong">Uefi</text:span> kurulum için <text:span text:style-name="rststyle-strong">efi</text:span> bölümü <text:span text:style-name="rststyle-strong">/dev/sda1</text:span>, her iki kurulum türü için <text:span text:style-name="rststyle-strong">/dev/sda2</text:span> kök dizin olarak ele alıp anlatacağım.</text:p>
      <text:p text:style-name="rststyle-textbody">Not: Bu dokümandaki yazılanları uygulamadan dolayı oluşabilecek zarar veya veri kayıplarından dokümanın yazarı sorumlu tutulamaz.</text:p>
      <table:table table:name="rststyle-rststyle-table-1" table:style-name="rststyle-rststyle-table-1">
        <table:table-column table:style-name="rststyle-rststyle-table-1.A"/>
        <table:table-column table:style-name="rststyle-rststyle-table-1.B"/>
        <table:table-header-rows>
          <table:table-row>
            <table:table-cell table:style-name="rststyle-rststyle-table-1.A1" office:value-type="string" table:number-columns-spanned="2">
              <text:p text:style-name="Table_20_Heading">Temel kavramlar</text:p>
            </table:table-cell>
          </table:table-row>
          <table:table-row>
            <table:table-cell table:style-name="rststyle-rststyle-table-1.A1" office:value-type="string">
              <text:p text:style-name="Table_20_Heading">Terim</text:p>
            </table:table-cell>
            <table:table-cell table:style-name="rststyle-rststyle-table-1.A1" office:value-type="string">
              <text:p text:style-name="Table_20_Heading">Anlamı</text:p>
            </table:table-cell>
          </table:table-row>
        </table:table-header-rows>
        <table:table-row>
          <table:table-cell table:style-name="rststyle-rststyle-table-1.A1" office:value-type="string">
            <text:p text:style-name="rststyle-textbody">rootfs</text:p>
          </table:table-cell>
          <table:table-cell table:style-name="rststyle-rststyle-table-1.A1" office:value-type="string">
            <text:p text:style-name="rststyle-textbody">Kurulumu yapılan sistemin taslağıdır. <text:span text:style-name="rststyle-strong">chroot</text:span> komutu ile içerisine girebiliriz. çıkmak için ise <text:span text:style-name="rststyle-strong">exit</text:span> komutu kullanılmalıdır.</text:p>
          </table:table-cell>
        </table:table-row>
        <table:table-row>
          <table:table-cell table:style-name="rststyle-rststyle-table-1.A1" office:value-type="string">
            <text:p text:style-name="rststyle-textbody">debootstrap</text:p>
          </table:table-cell>
          <table:table-cell table:style-name="rststyle-rststyle-table-1.A1" office:value-type="string">
            <text:p text:style-name="rststyle-textbody"><text:span text:style-name="rststyle-strong">rootfs</text:span> oluşturmak için kullanılan komuttur. Debiana ait bir araçtır fakat debian dışında da kullanılabilir.</text:p>
          </table:table-cell>
        </table:table-row>
        <table:table-row>
          <table:table-cell table:style-name="rststyle-rststyle-table-1.A1" office:value-type="string">
            <text:p text:style-name="rststyle-textbody">efi bölümü</text:p>
          </table:table-cell>
          <table:table-cell table:style-name="rststyle-rststyle-table-1.A1" office:value-type="string">
            <text:p text:style-name="rststyle-textbody">Sadece <text:span text:style-name="rststyle-strong">Uefi</text:span> kullanan sistemlerde bulunan ve açılış için gereken dosyaların bulunduğu bölümdür.</text:p>
          </table:table-cell>
        </table:table-row>
        <table:table-row>
          <table:table-cell table:style-name="rststyle-rststyle-table-1.A1" office:value-type="string">
            <text:p text:style-name="rststyle-textbody">kök dizin</text:p>
          </table:table-cell>
          <table:table-cell table:style-name="rststyle-rststyle-table-1.A1" office:value-type="string">
            <text:p text:style-name="rststyle-textbody">Kurulumu yapılan sistemin kurulacağı yerdir.</text:p>
          </table:table-cell>
        </table:table-row>
      </table:table>
      <text:section text:name="Section1" text:style-name="Sect1">
        <text:h text:outline-level="1" text:style-name="rststyle-heading1">Gerekenler</text:h>
        <text:p text:style-name="rststyle-textbody"><text:span text:style-name="rststyle-strong">Debian</text:span> tabanlı herhangi bir dağıtım isosu (<text:span text:style-name="rststyle-emphasis">ubuntu debian pardus mint fark etmez</text:span>)</text:p>
        <text:p text:style-name="rststyle-textbody">Eğer debian tabanlı olmayan bir dağıtım varsa ona debootstrap kurmalısınız.</text:p>
        <text:p text:style-name="rststyle-textbody">Kaynak kodu derlemeden önce bir tane yamaya ihtiyacınız olabilir.</text:p>
        <text:p text:style-name="rststyle-textbody">Kaynak kod: https://salsa.debian.org/installer-team/debootstrap</text:p>
        <text:p text:style-name="rststyle-textbody">Yama: https://gitlab.com/sulinos/repositories/SulinRepository/-/raw/master/system/devel/debootstrap/files/0001-remove-dpkg-support.patch</text:p>
      </text:section>
      <text:section text:name="Section2" text:style-name="Sect1">
        <text:h text:outline-level="1" text:style-name="rststyle-heading1">Hazırlık aşaması</text:h>
        <text:p text:style-name="rststyle-textbody">Elinizdeki isoyu yazdırıp <text:span text:style-name="rststyle-strong">live</text:span> olarak açın. Tüm işlemi <text:span text:style-name="rststyle-strong">live</text:span> modda halleceğiz.
Tüm işlemi <text:span text:style-name="rststyle-strong">root</text:span> yetkisi ile yapacağız. <text:span text:style-name="rststyle-strong">sudo su</text:span> yazarak önce <text:span text:style-name="rststyle-strong">root</text:span> yetkisi alın.</text:p>
        <text:list text:style-name="rststyle-enumlist-arabic">
          <text:list-item>
            <text:p text:style-name="rststyle-enumitem"><text:span text:style-name="rststyle-strong">debootstrap</text:span> paketini kurun:</text:p>
          </text:list-item>
        </text:list>
        <ns0:p ns0:style-name="rststyle-codeblock">$ apt-get update<ns0:line-break/>$ apt-get install debootstrap</ns0:p>
        <text:list text:style-name="rststyle-enumlist-arabic">
          <text:list-item>
            <text:p text:style-name="rststyle-enumitem"><text:span text:style-name="rststyle-strong">Uefi</text:span> mi yoksa <text:span text:style-name="rststyle-strong">legacy</text:span> mi kullandığınızı öğrenin:</text:p>
          </text:list-item>
        </text:list>
        <text:p text:style-name="rststyle-textbody">Eğer <text:span text:style-name="rststyle-strong">/sys/firmware/efi</text:span> adında bir dizin varsa <text:span text:style-name="rststyle-strong">uefi</text:span> kullanıyorsunuzdur. Aşağıdaki komutun çıktısı da aynı bilgiyi verecektir.</text:p>
        <ns0:p ns0:style-name="rststyle-codeblock">[ -d /sys/firmware/efi ] &amp;&amp; echo UEFI || echo legacy</ns0:p>
        <text:span text:style-name="rststyle-operator">[</text:span>
        <text:span text:style-name="rststyle-operator">]</text:span>
        <text:span text:style-name="rststyle-operator">&amp;&amp;</text:span>
        <text:span text:style-name="rststyle-name">
          <text:span text:style-name="rststyle-builtin">echo</text:span>
        </text:span>
        <text:span text:style-name="rststyle-operator">||</text:span>
        <text:span text:style-name="rststyle-name">
          <text:span text:style-name="rststyle-builtin">echo</text:span>
        </text:span>
        <text:list text:style-name="rststyle-enumlist-arabic">
          <text:list-item>
            <text:p text:style-name="rststyle-enumitem">Kurulum yapılacak diski bölümlendirelim. <text:span text:style-name="rststyle-strong">Uefi</text:span> için <text:span text:style-name="rststyle-strong">100mb efi bölümü</text:span> ve bir <text:span text:style-name="rststyle-strong">kök dizin</text:span> oluşturalım. (<text:span text:style-name="rststyle-emphasis">ben sda1 efi sda2 kök olarak anlatacağım</text:span>) <text:span text:style-name="rststyle-strong">legacy</text:span> için sadece <text:span text:style-name="rststyle-strong">kök dizin</text:span> açmamız yeterlidir.</text:p>
          </text:list-item>
        </text:list>
        <ns0:p ns0:style-name="rststyle-codeblock">$ cfdisk /dev/sda # Bunun yerine gparted gibi gui araçları da kullanabilirsiniz.</ns0:p>
        <text:span text:style-name="rststyle-comment">
          <text:span text:style-name="rststyle-single"># Bunun yerine gparted gibi gui araçları da kullanabilirsiniz.</text:span>
        </text:span>
        <text:list text:style-name="rststyle-enumlist-arabic">
          <text:list-item>
            <text:p text:style-name="rststyle-enumitem">Diskleri biçimlendirelim:</text:p>
          </text:list-item>
        </text:list>
        <ns0:p ns0:style-name="rststyle-codeblock">$ mkfs.ext4 /dev/sda2 # kök dizin<ns0:line-break/>$ mkfs.vfat /dev/sda1 # efi bölümü (sadece uefi kullananlar yapmalı)</ns0:p>
        <text:span text:style-name="rststyle-comment">
          <text:span text:style-name="rststyle-single"># kök dizin
</text:span>
        </text:span>
        <text:span text:style-name="rststyle-comment">
          <text:span text:style-name="rststyle-single"># efi bölümü (sadece uefi kullananlar yapmalı)</text:span>
        </text:span>
      </text:section>
      <text:section text:name="Section3" text:style-name="Sect1">
        <text:h text:outline-level="1" text:style-name="rststyle-heading1">Kurulum aşaması</text:h>
        <text:section text:name="Section4" text:style-name="Sect2">
          <text:h text:outline-level="2" text:style-name="rststyle-heading2">Chroot dışındaki kurulum aşamaları</text:h>
          <text:list text:style-name="rststyle-enumlist-arabic">
            <text:list-item>
              <text:p text:style-name="rststyle-enumitem">Diskleri hazırladıktan sonra kuruluma geçebiliriz. Bunun için ilk <text:span text:style-name="rststyle-strong">kök dizin</text:span> olacak yeri <text:span text:style-name="rststyle-strong">/mnt</text:span> içine bağlayalım. Bağlanıp bağlanmadığını <text:span text:style-name="rststyle-strong">lsblk</text:span> veya <text:span text:style-name="rststyle-strong">df</text:span> komutları ile kontrol edebilirsiniz.</text:p>
            </text:list-item>
          </text:list>
          <ns0:p ns0:style-name="rststyle-codeblock">$ mount /dev/sda2 /mnt</ns0:p>
          <text:list text:style-name="rststyle-enumlist-arabic">
            <text:list-item>
              <text:p text:style-name="rststyle-enumitem"><text:span text:style-name="rststyle-strong">Debootstrap</text:span> ile diskin içine <text:span text:style-name="rststyle-strong">rootfs</text:span> oluşturalım. Debian tabanı dışındaki dağıtımlarda <text:span text:style-name="rststyle-strong">--arch amd64</text:span> parametresini yazmak zorundasınız.</text:p>
            </text:list-item>
          </text:list>
          <ns0:p ns0:style-name="rststyle-codeblock">$ debootstrap --arch amd64 --no-merged-usr sid /mnt https://deb.debian.org/debian</ns0:p>
          <text:list text:style-name="rststyle-enumlist-arabic">
            <text:list-item>
              <text:p text:style-name="rststyle-enumitem">Oluşturduğumuz <text:span text:style-name="rststyle-strong">rootfs</text:span> içine <text:span text:style-name="rststyle-strong">dev sys proc run</text:span> dizinlerini bağlayalım.</text:p>
            </text:list-item>
          </text:list>
          <ns0:p ns0:style-name="rststyle-codeblock">$ for i in dev dev/pts proc sys run; do mount -o bind /$i /mnt/$i; done</ns0:p>
          <text:span text:style-name="rststyle-keyword">for</text:span>
          <text:span text:style-name="rststyle-punctuation">;</text:span>
          <text:span text:style-name="rststyle-keyword">do</text:span>
          <text:span text:style-name="rststyle-name">
            <text:span text:style-name="rststyle-builtin">bind</text:span>
          </text:span>
          <text:span text:style-name="rststyle-name">
            <text:span text:style-name="rststyle-variable">$i</text:span>
          </text:span>
          <text:span text:style-name="rststyle-name">
            <text:span text:style-name="rststyle-variable">$i</text:span>
          </text:span>
          <text:span text:style-name="rststyle-punctuation">;</text:span>
          <text:span text:style-name="rststyle-keyword">done</text:span>
          <text:list text:style-name="rststyle-enumlist-arabic">
            <text:list-item>
              <text:p text:style-name="rststyle-enumitem"><text:span text:style-name="rststyle-strong">Rootfs</text:span> içerisine <text:span text:style-name="rststyle-strong">chroot</text:span> ile girelim. Bu aşamadan sonraki tüm adımlar <text:span text:style-name="rststyle-strong">chroot</text:span> içerisinde yapılacaktır.</text:p>
            </text:list-item>
          </text:list>
          <ns0:p ns0:style-name="rststyle-codeblock">$ chroot /mnt /bin/bash</ns0:p>
        </text:section>
        <text:section text:name="Section5" text:style-name="Sect2">
          <text:h text:outline-level="2" text:style-name="rststyle-heading2">Chroot içindeki kurulum aşamaları</text:h>
          <text:list text:style-name="rststyle-enumlist-arabic">
            <text:list-item>
              <text:p text:style-name="rststyle-enumitem"><text:span text:style-name="rststyle-strong">Kerneli</text:span> ve <text:span text:style-name="rststyle-strong">grubu</text:span> kuralım. <text:span text:style-name="rststyle-strong">Uefi</text:span> kullananlar <text:span text:style-name="rststyle-strong">efi</text:span> bölümünü <text:span text:style-name="rststyle-strong">/boot/efi</text:span> dizinine bağlamalılar.</text:p>
            </text:list-item>
          </text:list>
          <ns0:p ns0:style-name="rststyle-codeblock"># sadece uefi kullananların yapması gereken kısım<ns0:line-break/>$ mkdir -p /boot/efi<ns0:line-break/>$ mount /dev/sda1 /boot/efi<ns0:line-break/># uefi ve legacy için ortak olan kısım<ns0:line-break/>$ apt-get update<ns0:line-break/>$ apt-get install grub-pc-bin grub-efi linux-image-amd64 linux-headers-amd64<ns0:line-break/>$ grub-install /dev/sda<ns0:line-break/>$ grub-mkconfig -o /boot/grub/grub.cfg</ns0:p>
          <text:span text:style-name="rststyle-comment">
            <text:span text:style-name="rststyle-single"># sadece uefi kullananların yapması gereken kısım
</text:span>
          </text:span>
          <text:span text:style-name="rststyle-comment">
            <text:span text:style-name="rststyle-single"># uefi ve legacy için ortak olan kısım
</text:span>
          </text:span>
          <text:list text:style-name="rststyle-enumlist-arabic">
            <text:list-item>
              <text:p text:style-name="rststyle-enumitem"><text:span text:style-name="rststyle-strong">Non-free</text:span> ve <text:span text:style-name="rststyle-strong">Contrib</text:span> depolarını etkinleştirelim (<text:span text:style-name="rststyle-emphasis">isteğe bağlı</text:span>)</text:p>
            </text:list-item>
          </text:list>
          <ns0:p ns0:style-name="rststyle-codeblock">$ echo 'deb https://deb.debian.org/debian sid main contrib non-free' &gt; /etc/apt/sources.list</ns0:p>
          <text:span text:style-name="rststyle-name">
            <text:span text:style-name="rststyle-builtin">echo</text:span>
          </text:span>
          <text:span text:style-name="rststyle-literal">
            <text:span text:style-name="rststyle-string">
              <text:span text:style-name="rststyle-single">'deb https://deb.debian.org/debian sid main contrib non-free'</text:span>
            </text:span>
          </text:span>
          <text:list text:style-name="rststyle-enumlist-arabic">
            <text:list-item>
              <text:p text:style-name="rststyle-enumitem">Sürücüleri kuralım (<text:span text:style-name="rststyle-emphasis">isteğe bağlı</text:span>)</text:p>
            </text:list-item>
          </text:list>
          <ns0:p ns0:style-name="rststyle-codeblock">$ apt-get install firmware-amd-graphics firmware-atheros \<ns0:line-break/><ns0:s ns0:c="4"/>firmware-b43-installer firmware-b43legacy-installer \<ns0:line-break/><ns0:s ns0:c="4"/>firmware-bnx2 firmware-bnx2x firmware-brcm80211 <ns0:s ns0:c="1"/>\<ns0:line-break/><ns0:s ns0:c="4"/>firmware-cavium firmware-intel-sound firmware-intelwimax \<ns0:line-break/><ns0:s ns0:c="4"/>firmware-ipw2x00 firmware-ivtv firmware-iwlwifi \<ns0:line-break/><ns0:s ns0:c="4"/>firmware-libertas firmware-linux firmware-linux-free \<ns0:line-break/><ns0:s ns0:c="4"/>firmware-linux-nonfree firmware-misc-nonfree firmware-myricom \<ns0:line-break/><ns0:s ns0:c="4"/>firmware-netxen firmware-qlogic firmware-realtek firmware-samsung \<ns0:line-break/><ns0:s ns0:c="4"/>firmware-siano firmware-ti-connectivity firmware-zd1211</ns0:p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span text:style-name="rststyle-literal">
            <text:span text:style-name="rststyle-string">
              <text:span text:style-name="rststyle-escape">\
</text:span>
            </text:span>
          </text:span>
          <text:list text:style-name="rststyle-enumlist-arabic">
            <text:list-item>
              <text:p text:style-name="rststyle-enumitem"><text:span text:style-name="rststyle-strong">/etc/fstab</text:span> dosyasını düzenleyelim. Not: <text:span text:style-name="rststyle-strong">Uefi</text:span> kullananlar <text:span text:style-name="rststyle-strong">efi</text:span> bölümünü de ekleyebilirler. Ben şahsen gerekli görmüyorum.</text:p>
            </text:list-item>
          </text:list>
          <text:p text:style-name="rststyle-textbody">içeriği şu şekilde olmalı:</text:p>
          <ns0:p ns0:style-name="rststyle-codeblock"># UNCONFIGURED FSTAB FOR BASE SYSTEM<ns0:line-break/>/dev/sda2 / ext4 defaults,rw 0 0</ns0:p>
          <text:span text:style-name="rststyle-comment">
            <text:span text:style-name="rststyle-single"># UNCONFIGURED FSTAB FOR BASE SYSTEM
</text:span>
          </text:span>
          <text:span text:style-name="rststyle-literal">
            <text:span text:style-name="rststyle-number">0</text:span>
          </text:span>
          <text:span text:style-name="rststyle-literal">
            <text:span text:style-name="rststyle-number">0</text:span>
          </text:span>
          <text:list text:style-name="rststyle-enumlist-arabic">
            <text:list-item>
              <text:p text:style-name="rststyle-enumitem">Masaüstü ortamı kuralım (<text:span text:style-name="rststyle-emphasis">isteğe bağlı</text:span>)</text:p>
            </text:list-item>
          </text:list>
          <ns0:p ns0:style-name="rststyle-codeblock">$ apt-get install xorg xinit<ns0:line-break/>$ apt-get install lightdm # giriş ekranı olarak lightdm yerine istediğinizi kurabilirsiniz.</ns0:p>
          <text:span text:style-name="rststyle-comment">
            <text:span text:style-name="rststyle-single"># giriş ekranı olarak lightdm yerine istediğinizi kurabilirsiniz.</text:span>
          </text:span>
          <table:table table:name="rststyle-rststyle-table-2" table:style-name="rststyle-rststyle-table-2">
            <table:table-column table:style-name="rststyle-rststyle-table-2.A"/>
            <table:table-column table:style-name="rststyle-rststyle-table-2.B"/>
            <table:table-header-rows>
              <table:table-row>
                <table:table-cell table:style-name="rststyle-rststyle-table-2.A1" office:value-type="string">
                  <text:p text:style-name="Table_20_Heading">Masaüstü</text:p>
                </table:table-cell>
                <table:table-cell table:style-name="rststyle-rststyle-table-2.A1" office:value-type="string">
                  <text:p text:style-name="Table_20_Heading">Komut</text:p>
                </table:table-cell>
              </table:table-row>
            </table:table-header-rows>
            <table:table-row>
              <table:table-cell table:style-name="rststyle-rststyle-table-2.A1" office:value-type="string">
                <text:p text:style-name="rststyle-textbody">xfce</text:p>
              </table:table-cell>
              <table:table-cell table:style-name="rststyle-rststyle-table-2.A1" office:value-type="string">
                <text:p text:style-name="rststyle-textbody">apt-get install xfce4</text:p>
              </table:table-cell>
            </table:table-row>
            <table:table-row>
              <table:table-cell table:style-name="rststyle-rststyle-table-2.A1" office:value-type="string">
                <text:p text:style-name="rststyle-textbody">lxde</text:p>
              </table:table-cell>
              <table:table-cell table:style-name="rststyle-rststyle-table-2.A1" office:value-type="string">
                <text:p text:style-name="rststyle-textbody">apt-get install lxde</text:p>
              </table:table-cell>
            </table:table-row>
            <table:table-row>
              <table:table-cell table:style-name="rststyle-rststyle-table-2.A1" office:value-type="string">
                <text:p text:style-name="rststyle-textbody">cinnamon</text:p>
              </table:table-cell>
              <table:table-cell table:style-name="rststyle-rststyle-table-2.A1" office:value-type="string">
                <text:p text:style-name="rststyle-textbody">apt-get install cinnamon</text:p>
              </table:table-cell>
            </table:table-row>
            <table:table-row>
              <table:table-cell table:style-name="rststyle-rststyle-table-2.A1" office:value-type="string">
                <text:p text:style-name="rststyle-textbody">plasma</text:p>
              </table:table-cell>
              <table:table-cell table:style-name="rststyle-rststyle-table-2.A1" office:value-type="string">
                <text:p text:style-name="rststyle-textbody">apt-get install kde-standard</text:p>
              </table:table-cell>
            </table:table-row>
            <table:table-row>
              <table:table-cell table:style-name="rststyle-rststyle-table-2.A1" office:value-type="string">
                <text:p text:style-name="rststyle-textbody">gnome</text:p>
              </table:table-cell>
              <table:table-cell table:style-name="rststyle-rststyle-table-2.A1" office:value-type="string">
                <text:p text:style-name="rststyle-textbody">apt-get install gnome-core</text:p>
              </table:table-cell>
            </table:table-row>
            <table:table-row>
              <table:table-cell table:style-name="rststyle-rststyle-table-2.A1" office:value-type="string">
                <text:p text:style-name="rststyle-textbody">mate</text:p>
              </table:table-cell>
              <table:table-cell table:style-name="rststyle-rststyle-table-2.A1" office:value-type="string">
                <text:p text:style-name="rststyle-textbody">apt-get install mate-desktop-environment-core</text:p>
              </table:table-cell>
            </table:table-row>
          </table:table>
          <text:list text:style-name="rststyle-enumlist-arabic">
            <text:list-item>
              <text:p text:style-name="rststyle-enumitem">Yeni <text:span text:style-name="rststyle-strong">kullanıcı</text:span> oluşturalım ve <text:span text:style-name="rststyle-strong">parola</text:span> atayalım. Not: <text:span text:style-name="rststyle-strong">Sudo</text:span> kurmadığınızda <text:span text:style-name="rststyle-strong">root</text:span> yetkisi almak için <text:span text:style-name="rststyle-strong">su</text:span> komutu kullanmanız gerekir.</text:p>
            </text:list-item>
          </text:list>
          <ns0:p ns0:style-name="rststyle-codeblock">$ useradd -m kullanıcıadı -G netdev,lpadmin,audio,video,plugdev,scanner,floppy -s /bin/bash<ns0:line-break/>$ passwd kullanıcıadı # kullanıcıya parola atamak için<ns0:line-break/>$ passwd root # root kullancısına parola atamak için</ns0:p>
          <text:span text:style-name="rststyle-comment">
            <text:span text:style-name="rststyle-single"># kullanıcıya parola atamak için
</text:span>
          </text:span>
          <text:span text:style-name="rststyle-comment">
            <text:span text:style-name="rststyle-single"># root kullancısına parola atamak için</text:span>
          </text:span>
        </text:section>
      </text:section>
      <text:section text:name="Section6" text:style-name="Sect1">
        <text:h text:outline-level="1" text:style-name="rststyle-heading1">Kurulumu sonrası aşama</text:h>
        <text:list text:style-name="rststyle-enumlist-arabic">
          <text:list-item>
            <text:p text:style-name="rststyle-enumitem">Temizlik yapalım:</text:p>
          </text:list-item>
        </text:list>
        <ns0:p ns0:style-name="rststyle-codeblock">$ apt-get clean</ns0:p>
        <text:list text:style-name="rststyle-enumlist-arabic">
          <text:list-item>
            <text:p text:style-name="rststyle-enumitem"><text:span text:style-name="rststyle-strong">Chroot</text:span> içinden çıkalım ve artık yeniden başlatabiliriz. Eğer hatalı bir şey yapmadıysanız sisteminiz düzgünce açılacaktır.</text:p>
          </text:list-item>
        </text:list>
      </text:section>
    </office:text>
  </office:body>
</office:document-content>
</file>

<file path=styles.xml><?xml version="1.0" encoding="utf-8"?>
<ns0:document-styles xmlns:ns0="urn:oasis:names:tc:opendocument:xmlns:office:1.0" xmlns:ns1="http://www.w3.org/2003/g/data-view#" xmlns:ns2="urn:oasis:names:tc:opendocument:xmlns:style:1.0" xmlns:ns3="urn:oasis:names:tc:opendocument:xmlns:svg-compatible:1.0" xmlns:ns4="urn:oasis:names:tc:opendocument:xmlns:drawing:1.0" xmlns:ns5="urn:oasis:names:tc:opendocument:xmlns:xsl-fo-compatible:1.0" xmlns:ns6="urn:oasis:names:tc:opendocument:xmlns:table:1.0" xmlns:ns7="urn:oasis:names:tc:opendocument:xmlns:text:1.0" ns0:version="1.2" ns1:transformation="http://docs.oasis-open.org/office/1.2/xslt/odf2rdf.xsl">
  <ns0:font-face-decls>
    <ns2:font-face ns2:name="StarSymbol" ns3:font-family="StarSymbol" ns2:font-charset="x-symbol"/>
    <ns2:font-face ns2:name="Nimbus Mono L" ns3:font-family="'Nimbus Mono L'" ns2:font-family-generic="modern" ns2:font-pitch="fixed"/>
    <ns2:font-face ns2:name="DejaVu Sans" ns3:font-family="'DejaVu Sans'" ns2:font-pitch="variable"/>
    <ns2:font-face ns2:name="Nimbus Roman No9 L" ns3:font-family="'Nimbus Roman No9 L'" ns2:font-family-generic="roman" ns2:font-pitch="variable"/>
    <ns2:font-face ns2:name="Nimbus Sans L" ns3:font-family="'Nimbus Sans L'" ns2:font-family-generic="swiss" ns2:font-pitch="variable"/>
  </ns0:font-face-decls>
  <ns0:styles>
    <ns2:default-style ns2:family="graphic">
      <ns2:graphic-properties ns4:shadow-offset-x="0.1181in" ns4:shadow-offset-y="0.1181in" ns4:start-line-spacing-horizontal="0.1114in" ns4:start-line-spacing-vertical="0.1114in" ns4:end-line-spacing-horizontal="0.1114in" ns4:end-line-spacing-vertical="0.1114in" ns2:flow-with-text="false"/>
      <ns2:paragraph-properties ns2:text-autospace="ideograph-alpha" ns2:line-break="strict" ns2:writing-mode="lr-tb" ns2:font-independent-line-spacing="false">
        <ns2:tab-stops/>
      </ns2:paragraph-properties>
      <ns2:text-properties ns2:use-window-font-color="true" ns5:font-size="12pt" ns5:language="en" ns5:country="US" ns2:font-size-asian="12pt" ns2:language-asian="en" ns2:country-asian="US" ns2:font-size-complex="12pt" ns2:language-complex="en" ns2:country-complex="US"/>
    </ns2:default-style>
    <ns2:default-style ns2:family="paragraph">
      <ns2:paragraph-properties ns5:hyphenation-ladder-count="no-limit" ns2:text-autospace="ideograph-alpha" ns2:punctuation-wrap="hanging" ns2:line-break="strict" ns2:tab-stop-distance="0.4925in" ns2:writing-mode="lr-tb"/>
      <ns2:text-properties ns2:use-window-font-color="true" ns2:font-name="Nimbus Roman No9 L" ns5:font-size="12pt" ns5:language="en" ns5:country="US" ns2:font-name-asian="DejaVu Sans" ns2:font-size-asian="12pt" ns2:language-asian="en" ns2:country-asian="US" ns2:font-name-complex="DejaVu Sans" ns2:font-size-complex="12pt" ns2:language-complex="en" ns2:country-complex="US" ns5:hyphenate="false" ns5:hyphenation-remain-char-count="2" ns5:hyphenation-push-char-count="2"/>
    </ns2:default-style>
    <ns2:default-style ns2:family="table">
      <ns2:table-properties ns6:border-model="collapsing"/>
    </ns2:default-style>
    <ns2:default-style ns2:family="table-row">
      <ns2:table-row-properties ns5:keep-together="auto"/>
    </ns2:default-style>
    <ns2:style ns2:name="Standard" ns2:family="paragraph" ns2:class="text"/>
    <ns2:style ns2:name="Text_20_body" ns2:display-name="Text body" ns2:family="paragraph" ns2:parent-style-name="Standard" ns2:class="text">
      <ns2:paragraph-properties ns5:margin-top="0in" ns5:margin-bottom="0.0835in"/>
    </ns2:style>
    <ns2:style ns2:name="Text_20_body_20_indent" ns2:display-name="Text body indent" ns2:family="paragraph" ns2:parent-style-name="Text_20_body" ns2:class="text">
      <ns2:paragraph-properties ns5:margin-left="0.1965in" ns5:margin-right="0in" ns5:text-indent="0in" ns2:auto-text-indent="false"/>
    </ns2:style>
    <ns2:style ns2:name="Heading" ns2:family="paragraph" ns2:parent-style-name="Standard" ns2:next-style-name="Text_20_body" ns2:class="text">
      <ns2:paragraph-properties ns5:margin-top="0.1665in" ns5:margin-bottom="0.0835in" ns5:keep-with-next="always"/>
      <ns2:text-properties ns2:font-name="Nimbus Sans L" ns5:font-size="14pt" ns2:font-name-asian="DejaVu Sans" ns2:font-size-asian="14pt" ns2:font-name-complex="DejaVu Sans" ns2:font-size-complex="14pt"/>
    </ns2:style>
    <ns2:style ns2:name="Heading_20_1" ns2:display-name="Heading 1" ns2:family="paragraph" ns2:parent-style-name="Heading" ns2:next-style-name="Text_20_body" ns2:default-outline-level="1" ns2:class="text">
      <ns2:text-properties ns5:font-size="115%" ns5:font-weight="bold" ns2:font-size-asian="115%" ns2:font-weight-asian="bold" ns2:font-size-complex="115%" ns2:font-weight-complex="bold"/>
    </ns2:style>
    <ns2:style ns2:name="Heading_20_2" ns2:display-name="Heading 2" ns2:family="paragraph" ns2:parent-style-name="Heading" ns2:next-style-name="Text_20_body" ns2:default-outline-level="2" ns2:class="text">
      <ns2:text-properties ns5:font-size="14pt" ns5:font-style="italic" ns5:font-weight="bold" ns2:font-size-asian="14pt" ns2:font-style-asian="italic" ns2:font-weight-asian="bold" ns2:font-size-complex="14pt" ns2:font-style-complex="italic" ns2:font-weight-complex="bold"/>
    </ns2:style>
    <ns2:style ns2:name="Heading_20_3" ns2:display-name="Heading 3" ns2:family="paragraph" ns2:parent-style-name="Heading" ns2:next-style-name="Text_20_body" ns2:default-outline-level="3" ns2:class="text">
      <ns2:text-properties ns5:font-size="14pt" ns5:font-weight="bold" ns2:font-size-asian="14pt" ns2:font-weight-asian="bold" ns2:font-size-complex="14pt" ns2:font-weight-complex="bold"/>
    </ns2:style>
    <ns2:style ns2:name="Heading_20_4" ns2:display-name="Heading 4" ns2:family="paragraph" ns2:parent-style-name="Heading" ns2:next-style-name="Text_20_body" ns2:default-outline-level="4" ns2:class="text">
      <ns2:text-properties ns5:font-size="85%" ns5:font-style="italic" ns5:font-weight="bold" ns2:font-size-asian="85%" ns2:font-style-asian="italic" ns2:font-weight-asian="bold" ns2:font-size-complex="85%" ns2:font-style-complex="italic" ns2:font-weight-complex="bold"/>
    </ns2:style>
    <ns2:style ns2:name="Heading_20_5" ns2:display-name="Heading 5" ns2:family="paragraph" ns2:parent-style-name="Heading" ns2:next-style-name="Text_20_body" ns2:default-outline-level="5" ns2:class="text">
      <ns2:text-properties ns5:font-size="85%" ns5:font-weight="bold" ns2:font-size-asian="85%" ns2:font-weight-asian="bold" ns2:font-size-complex="85%" ns2:font-weight-complex="bold"/>
    </ns2:style>
    <ns2:style ns2:name="Heading_20_6" ns2:display-name="Heading 6" ns2:family="paragraph" ns2:parent-style-name="Heading" ns2:next-style-name="Text_20_body" ns2:default-outline-level="6" ns2:class="text">
      <ns2:text-properties ns5:font-size="75%" ns5:font-weight="bold" ns2:font-size-asian="75%" ns2:font-weight-asian="bold" ns2:font-size-complex="75%" ns2:font-weight-complex="bold"/>
    </ns2:style>
    <ns2:style ns2:name="List" ns2:family="paragraph" ns2:parent-style-name="Text_20_body" ns2:class="list"/>
    <ns2:style ns2:name="Header" ns2:family="paragraph" ns2:parent-style-name="Standard" ns2:class="extra">
      <ns2:paragraph-properties ns7:number-lines="false" ns7:line-number="0">
        <ns2:tab-stops>
          <ns2:tab-stop ns2:position="3.4626in" ns2:type="center"/>
          <ns2:tab-stop ns2:position="6.9252in" ns2:type="right"/>
        </ns2:tab-stops>
      </ns2:paragraph-properties>
    </ns2:style>
    <ns2:style ns2:name="Footer" ns2:family="paragraph" ns2:parent-style-name="Standard" ns2:class="extra">
      <ns2:paragraph-properties ns7:number-lines="false" ns7:line-number="0">
        <ns2:tab-stops>
          <ns2:tab-stop ns2:position="-5871.6862in" ns2:type="center"/>
          <ns2:tab-stop ns2:position="11741.7953in" ns2:type="right"/>
        </ns2:tab-stops>
      </ns2:paragraph-properties>
    </ns2:style>
    <ns2:style ns2:name="Table_20_Contents" ns2:display-name="Table Contents" ns2:family="paragraph" ns2:parent-style-name="Standard" ns2:class="extra">
      <ns2:paragraph-properties ns7:number-lines="false" ns7:line-number="0"/>
    </ns2:style>
    <ns2:style ns2:name="Table_20_Heading" ns2:display-name="Table Heading" ns2:family="paragraph" ns2:parent-style-name="Table_20_Contents" ns2:class="extra">
      <ns2:paragraph-properties ns5:text-align="center" ns2:justify-single-word="false" ns7:number-lines="false" ns7:line-number="0"/>
      <ns2:text-properties ns5:font-style="italic" ns5:font-weight="bold" ns2:font-style-asian="italic" ns2:font-weight-asian="bold" ns2:font-style-complex="italic" ns2:font-weight-complex="bold"/>
    </ns2:style>
    <ns2:style ns2:name="Caption" ns2:family="paragraph" ns2:parent-style-name="Standard" ns2:class="extra">
      <ns2:paragraph-properties ns5:margin-top="0.0835in" ns5:margin-bottom="0.0835in" ns7:number-lines="false" ns7:line-number="0"/>
      <ns2:text-properties ns5:font-size="12pt" ns5:font-style="italic" ns2:font-size-asian="12pt" ns2:font-style-asian="italic" ns2:font-size-complex="12pt" ns2:font-style-complex="italic"/>
    </ns2:style>
    <ns2:style ns2:name="Footnote" ns2:family="paragraph" ns2:parent-style-name="Standard" ns2:class="extra">
      <ns2:paragraph-properties ns5:margin-left="0.1965in" ns5:margin-right="0in" ns5:text-indent="-0.1965in" ns2:auto-text-indent="false" ns7:number-lines="false" ns7:line-number="0"/>
      <ns2:text-properties ns5:font-size="10pt" ns2:font-size-asian="10pt" ns2:font-size-complex="10pt"/>
    </ns2:style>
    <ns2:style ns2:name="Index" ns2:family="paragraph" ns2:parent-style-name="Standard" ns2:class="index">
      <ns2:paragraph-properties ns7:number-lines="false" ns7:line-number="0"/>
    </ns2:style>
    <ns2:style ns2:name="Preformatted_20_Text" ns2:display-name="Preformatted Text" ns2:family="paragraph" ns2:parent-style-name="Standard" ns2:class="html">
      <ns2:paragraph-properties ns5:margin-top="0in" ns5:margin-bottom="0in"/>
      <ns2:text-properties ns2:font-name="Nimbus Mono L" ns5:font-size="10pt" ns2:font-name-asian="Nimbus Mono L" ns2:font-size-asian="10pt" ns2:font-name-complex="Nimbus Mono L" ns2:font-size-complex="10pt"/>
    </ns2:style>
    <ns2:style ns2:name="Horizontal_20_Line" ns2:display-name="Horizontal Line" ns2:family="paragraph" ns2:parent-style-name="Standard" ns2:next-style-name="Text_20_body" ns2:class="html">
      <ns2:paragraph-properties ns5:margin-top="0in" ns5:margin-bottom="0.1965in" ns2:border-line-width-bottom="0.0008in 0.0138in 0.0008in" ns5:padding="0in" ns5:border-left="none" ns5:border-right="none" ns5:border-top="none" ns5:border-bottom="0.0154in double #808080" ns7:number-lines="false" ns7:line-number="0" ns2:join-border="false"/>
      <ns2:text-properties ns5:font-size="6pt" ns2:font-size-asian="6pt" ns2:font-size-complex="6pt"/>
    </ns2:style>
    <ns2:style ns2:name="rststyle-enumitem" ns2:family="paragraph" ns2:parent-style-name="Standard" ns2:list-style-name="rststyle-enumlist">
      <ns2:paragraph-properties ns5:background-color="transparent">
        <ns2:background-image/>
      </ns2:paragraph-properties>
    </ns2:style>
    <ns2:style ns2:name="rststyle-bulletitem" ns2:family="paragraph" ns2:parent-style-name="Standard" ns2:list-style-name="rststyle-bulletlist">
      <ns2:paragraph-properties ns5:background-color="transparent">
        <ns2:background-image/>
      </ns2:paragraph-properties>
    </ns2:style>
    <ns2:style ns2:name="rststyle-blockindent" ns2:family="paragraph">
      <ns2:paragraph-properties ns5:margin-left="0.3937in" ns5:margin-right="0in" ns5:text-indent="0in" ns2:auto-text-indent="false"/>
    </ns2:style>
    <ns2:style ns2:name="rststyle-heading1" ns2:family="paragraph" ns2:parent-style-name="Heading_20_1" ns2:next-style-name="Text_20_body" ns2:default-outline-level="1" ns2:list-style-name="">
      <ns2:paragraph-properties ns5:background-color="transparent">
        <ns2:background-image/>
      </ns2:paragraph-properties>
    </ns2:style>
    <ns2:style ns2:name="rststyle-heading2" ns2:family="paragraph" ns2:parent-style-name="Heading_20_2" ns2:next-style-name="Text_20_body" ns2:default-outline-level="2" ns2:list-style-name=""/>
    <ns2:style ns2:name="rststyle-heading3" ns2:family="paragraph" ns2:parent-style-name="Heading_20_3" ns2:next-style-name="Text_20_body" ns2:default-outline-level="3" ns2:list-style-name=""/>
    <ns2:style ns2:name="rststyle-heading4" ns2:family="paragraph" ns2:parent-style-name="Heading_20_4" ns2:next-style-name="Text_20_body" ns2:default-outline-level="4" ns2:list-style-name=""/>
    <ns2:style ns2:name="rststyle-heading5" ns2:family="paragraph" ns2:parent-style-name="Heading_20_5" ns2:next-style-name="Text_20_body" ns2:default-outline-level="5" ns2:list-style-name=""/>
    <ns2:style ns2:name="rststyle-blockquote" ns2:family="paragraph" ns2:parent-style-name="Text_20_body" ns2:class="text">
      <ns2:paragraph-properties ns5:margin-left="0.4in" ns5:margin-right="0.8in" ns5:text-align="start" ns2:justify-single-word="false" ns5:text-indent="0in" ns2:auto-text-indent="false" ns5:background-color="transparent">
        <ns2:background-image/>
      </ns2:paragraph-properties>
    </ns2:style>
    <ns2:style ns2:name="rststyle-bodyindent" ns2:family="paragraph" ns2:parent-style-name="Text_20_body_20_indent">
      <ns2:paragraph-properties ns5:margin-left="0.3937in" ns5:margin-right="0in" ns5:text-indent="0in" ns2:auto-text-indent="false"/>
    </ns2:style>
    <ns2:style ns2:name="rststyle-horizontalline" ns2:family="paragraph" ns2:parent-style-name="Horizontal_20_Line"/>
    <ns2:style ns2:name="rststyle-textbody" ns2:family="paragraph" ns2:parent-style-name="Text_20_body"/>
    <ns2:style ns2:name="rststyle-centeredtextbody" ns2:family="paragraph" ns2:parent-style-name="rststyle-textbody">
      <ns2:paragraph-properties ns5:text-align="center" ns2:justify-single-word="false" ns5:background-color="transparent">
        <ns2:background-image/>
      </ns2:paragraph-properties>
    </ns2:style>
    <ns2:style ns2:name="rststyle-caption" ns2:family="paragraph" ns2:parent-style-name="Caption">
      <ns2:paragraph-properties ns5:background-color="transparent">
        <ns2:background-image/>
      </ns2:paragraph-properties>
    </ns2:style>
    <ns2:style ns2:name="rststyle-codeblock" ns2:family="paragraph" ns2:parent-style-name="Preformatted_20_Text">
      <ns2:paragraph-properties ns5:margin-left="0.1965in" ns5:margin-right="0in" ns5:margin-top="0.0598in" ns5:margin-bottom="0.0598in" ns5:text-indent="0in" ns2:auto-text-indent="false" ns5:background-color="#ccffff" ns5:padding="0.0201in" ns5:border="0.0008in solid #000000" ns2:shadow="none">
        <ns2:background-image/>
      </ns2:paragraph-properties>
    </ns2:style>
    <ns2:style ns2:name="rststyle-table-title" ns2:family="paragraph" ns2:parent-style-name="Heading_20_3" ns2:default-outline-level="1" ns2:list-style-name="">
      <ns2:paragraph-properties ns5:text-align="center" ns2:justify-single-word="false"/>
    </ns2:style>
    <ns2:style ns2:name="rststyle-footer" ns2:family="paragraph" ns2:parent-style-name="Footer"/>
    <ns2:style ns2:name="rststyle-header" ns2:family="paragraph" ns2:parent-style-name="Header" ns2:master-page-name="">
      <ns2:paragraph-properties ns2:page-number="auto" ns5:background-color="transparent">
        <ns2:background-image/>
      </ns2:paragraph-properties>
    </ns2:style>
    <ns2:style ns2:name="rststyle-footnote" ns2:family="paragraph" ns2:parent-style-name="Footnote"/>
    <ns2:style ns2:name="rststyle-attribution" ns2:family="paragraph" ns2:parent-style-name="rststyle-blockquote">
      <ns2:paragraph-properties ns5:text-align="end" ns2:justify-single-word="false" ns5:background-color="transparent">
        <ns2:background-image/>
      </ns2:paragraph-properties>
      <ns2:text-properties ns5:font-style="italic" ns5:font-weight="bold"/>
    </ns2:style>
    <ns2:style ns2:name="rststyle-epigraph" ns2:family="paragraph" ns2:parent-style-name="rststyle-blockquote">
      <ns2:paragraph-properties ns5:text-align="start" ns2:justify-single-word="false" ns5:background-color="transparent">
        <ns2:background-image/>
      </ns2:paragraph-properties>
      <ns2:text-properties ns5:font-style="italic"/>
    </ns2:style>
    <ns2:style ns2:name="rststyle-highlights" ns2:family="paragraph" ns2:parent-style-name="rststyle-blockquote">
      <ns2:paragraph-properties ns5:background-color="transparent">
        <ns2:background-image/>
      </ns2:paragraph-properties>
    </ns2:style>
    <ns2:style ns2:name="rststyle-blockquote-bullet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blockquote-enumitem" ns2:family="paragraph" ns2:parent-style-name="Standard">
      <ns2:paragraph-properties ns5:margin-left="0.4in" ns5:margin-right="0.8in" ns5:text-indent="0in" ns2:auto-text-indent="false" ns5:background-color="transparent">
        <ns2:background-image/>
      </ns2:paragraph-properties>
    </ns2:style>
    <ns2:style ns2:name="rststyle-highlights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highlights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bullet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epigraph-enumitem" ns2:family="paragraph" ns2:parent-style-name="Standard">
      <ns2:paragraph-properties ns5:margin-left="0.7874in" ns5:margin-right="0.7874in" ns5:text-indent="0in" ns2:auto-text-indent="false" ns5:background-color="transparent">
        <ns2:background-image/>
      </ns2:paragraph-properties>
    </ns2:style>
    <ns2:style ns2:name="rststyle-admon-warning-hdr" ns2:family="paragraph" ns2:parent-style-name="rststyle-textbody">
      <ns2:paragraph-properties ns5:text-align="center" ns2:justify-single-word="false"/>
      <ns2:text-properties ns5:font-weight="bold"/>
    </ns2:style>
    <ns2:style ns2:name="rststyle-admon-warning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attention-hdr" ns2:family="paragraph" ns2:parent-style-name="rststyle-textbody">
      <ns2:paragraph-properties ns5:text-align="center" ns2:justify-single-word="false"/>
      <ns2:text-properties ns5:font-weight="bold"/>
    </ns2:style>
    <ns2:style ns2:name="rststyle-admon-atten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caution-hdr" ns2:family="paragraph" ns2:parent-style-name="rststyle-textbody">
      <ns2:paragraph-properties ns5:text-align="center" ns2:justify-single-word="false"/>
      <ns2:text-properties ns5:font-weight="bold"/>
    </ns2:style>
    <ns2:style ns2:name="rststyle-admon-caution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danger-hdr" ns2:family="paragraph" ns2:parent-style-name="rststyle-textbody">
      <ns2:paragraph-properties ns5:text-align="center" ns2:justify-single-word="false"/>
      <ns2:text-properties ns5:font-weight="bold"/>
    </ns2:style>
    <ns2:style ns2:name="rststyle-admon-dange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error-hdr" ns2:family="paragraph" ns2:parent-style-name="rststyle-textbody">
      <ns2:paragraph-properties ns5:text-align="center" ns2:justify-single-word="false"/>
      <ns2:text-properties ns5:font-weight="bold"/>
    </ns2:style>
    <ns2:style ns2:name="rststyle-admon-error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hint-hdr" ns2:family="paragraph" ns2:parent-style-name="rststyle-textbody">
      <ns2:paragraph-properties ns5:text-align="center" ns2:justify-single-word="false"/>
      <ns2:text-properties ns5:font-weight="bold"/>
    </ns2:style>
    <ns2:style ns2:name="rststyle-admon-hi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important-hdr" ns2:family="paragraph" ns2:parent-style-name="rststyle-textbody">
      <ns2:paragraph-properties ns5:text-align="center" ns2:justify-single-word="false"/>
      <ns2:text-properties ns5:font-weight="bold"/>
    </ns2:style>
    <ns2:style ns2:name="rststyle-admon-important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note-hdr" ns2:family="paragraph" ns2:parent-style-name="rststyle-textbody">
      <ns2:paragraph-properties ns5:text-align="center" ns2:justify-single-word="false"/>
      <ns2:text-properties ns5:font-weight="bold"/>
    </ns2:style>
    <ns2:style ns2:name="rststyle-admon-note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tip-hdr" ns2:family="paragraph" ns2:parent-style-name="rststyle-textbody">
      <ns2:paragraph-properties ns5:text-align="center" ns2:justify-single-word="false"/>
      <ns2:text-properties ns5:font-weight="bold"/>
    </ns2:style>
    <ns2:style ns2:name="rststyle-admon-tip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admon-generic-hdr" ns2:family="paragraph" ns2:parent-style-name="rststyle-textbody">
      <ns2:paragraph-properties ns5:text-align="center" ns2:justify-single-word="false"/>
      <ns2:text-properties ns5:font-weight="bold"/>
    </ns2:style>
    <ns2:style ns2:name="rststyle-admon-generic-body" ns2:family="paragraph" ns2:parent-style-name="rststyle-textbody">
      <ns2:paragraph-properties ns5:margin-left="0.7874in" ns5:margin-right="0.7874in" ns5:text-indent="0in" ns2:auto-text-indent="false"/>
      <ns2:text-properties ns5:font-style="italic"/>
    </ns2:style>
    <ns2:style ns2:name="rststyle-rubric" ns2:family="paragraph" ns2:parent-style-name="Heading_20_3" ns2:default-outline-level="1" ns2:list-style-name="">
      <ns2:paragraph-properties ns5:background-color="transparent">
        <ns2:background-image/>
      </ns2:paragraph-properties>
      <ns2:text-properties ns5:color="#ff3366"/>
    </ns2:style>
    <ns2:style ns2:name="rststyle-heading6" ns2:family="paragraph" ns2:parent-style-name="Heading_20_6" ns2:next-style-name="Text_20_body" ns2:default-outline-level="6" ns2:list-style-name=""/>
    <ns2:style ns2:name="rststyle-heading7" ns2:family="paragraph" ns2:parent-style-name="Heading_20_7" ns2:next-style-name="Text_20_body" ns2:default-outline-level="7" ns2:list-style-name="" ns2:master-page-name="">
      <ns2:paragraph-properties ns2:page-number="auto"/>
    </ns2:style>
    <ns2:style ns2:name="Heading_20_7" ns2:display-name="Heading 7" ns2:family="paragraph" ns2:parent-style-name="Heading" ns2:next-style-name="Text_20_body" ns2:default-outline-level="7" ns2:class="text">
      <ns2:text-properties ns5:font-size="75%" ns5:font-weight="bold" ns2:font-size-asian="75%" ns2:font-weight-asian="bold" ns2:font-size-complex="75%" ns2:font-weight-complex="bold"/>
    </ns2:style>
    <ns2:style ns2:name="rststyle-lineblock1" ns2:family="paragraph" ns2:parent-style-name="rststyle-textbody">
      <ns2:paragraph-properties ns5:margin-top="0in" ns5:margin-bottom="0in"/>
    </ns2:style>
    <ns2:style ns2:name="rststyle-lineblock2" ns2:family="paragraph" ns2:parent-style-name="rststyle-textbody">
      <ns2:paragraph-properties ns5:margin-left="0.4in" ns5:margin-right="0in" ns5:margin-top="0in" ns5:margin-bottom="0in" ns5:text-indent="0in" ns2:auto-text-indent="false"/>
    </ns2:style>
    <ns2:style ns2:name="rststyle-lineblock3" ns2:family="paragraph" ns2:parent-style-name="rststyle-textbody">
      <ns2:paragraph-properties ns5:margin-left="0.8in" ns5:margin-right="0in" ns5:margin-top="0in" ns5:margin-bottom="0in" ns5:text-indent="0in" ns2:auto-text-indent="false"/>
    </ns2:style>
    <ns2:style ns2:name="rststyle-lineblock4" ns2:family="paragraph" ns2:parent-style-name="rststyle-textbody">
      <ns2:paragraph-properties ns5:margin-left="1.2in" ns5:margin-right="0in" ns5:margin-top="0in" ns5:margin-bottom="0in" ns5:text-indent="0in" ns2:auto-text-indent="false"/>
    </ns2:style>
    <ns2:style ns2:name="rststyle-lineblock5" ns2:family="paragraph" ns2:parent-style-name="rststyle-textbody">
      <ns2:paragraph-properties ns5:margin-left="1.6in" ns5:margin-right="0in" ns5:margin-top="0in" ns5:margin-bottom="0in" ns5:text-indent="0in" ns2:auto-text-indent="false"/>
    </ns2:style>
    <ns2:style ns2:name="rststyle-lineblock6" ns2:family="paragraph" ns2:parent-style-name="rststyle-textbody">
      <ns2:paragraph-properties ns5:margin-left="2in" ns5:margin-right="0in" ns5:margin-top="0in" ns5:margin-bottom="0in" ns5:text-indent="0in" ns2:auto-text-indent="false"/>
    </ns2:style>
    <ns2:style ns2:name="Title" ns2:family="paragraph" ns2:parent-style-name="Heading" ns2:next-style-name="Subtitle" ns2:class="chapter">
      <ns2:paragraph-properties ns5:text-align="center" ns2:justify-single-word="false"/>
      <ns2:text-properties ns5:font-size="18pt" ns5:font-weight="bold" ns2:font-size-asian="18pt" ns2:font-weight-asian="bold" ns2:font-size-complex="18pt" ns2:font-weight-complex="bold"/>
    </ns2:style>
    <ns2:style ns2:name="Subtitle" ns2:family="paragraph" ns2:parent-style-name="Heading" ns2:next-style-name="Text_20_body" ns2:class="chapter">
      <ns2:paragraph-properties ns5:text-align="center" ns2:justify-single-word="false"/>
      <ns2:text-properties ns5:font-size="14pt" ns5:font-style="italic" ns2:font-size-asian="14pt" ns2:font-style-asian="italic" ns2:font-size-complex="14pt" ns2:font-style-complex="italic"/>
    </ns2:style>
    <ns2:style ns2:name="rststyle-title" ns2:family="paragraph" ns2:parent-style-name="Title"/>
    <ns2:style ns2:name="rststyle-subtitle" ns2:family="paragraph" ns2:parent-style-name="Title">
      <ns2:text-properties ns5:font-size="14pt"/>
    </ns2:style>
    <ns2:style ns2:name="rststyle-citation" ns2:family="paragraph" ns2:parent-style-name="Footnote">
      <ns2:paragraph-properties ns5:margin-left="0.75in" ns5:margin-right="0in" ns5:text-indent="-0.75in" ns2:auto-text-indent="false">
        <ns2:tab-stops/>
      </ns2:paragraph-properties>
    </ns2:style>
    <ns2:style ns2:name="rststyle-contents-1" ns2:family="paragraph" ns2:parent-style-name="Contents_20_1"/>
    <ns2:style ns2:name="Contents_20_1" ns2:display-name="Contents 1" ns2:family="paragraph" ns2:parent-style-name="Index" ns2:class="index">
      <ns2:paragraph-properties ns5:margin-left="0in" ns5:margin-right="0in" ns5:text-indent="0in" ns2:auto-text-indent="false">
        <ns2:tab-stops>
          <ns2:tab-stop ns2:position="6in" ns2:type="right" ns2:leader-style="dotted" ns2:leader-text="."/>
        </ns2:tab-stops>
      </ns2:paragraph-properties>
    </ns2:style>
    <ns2:style ns2:name="rststyle-contents-2" ns2:family="paragraph" ns2:parent-style-name="Contents_20_2"/>
    <ns2:style ns2:name="Contents_20_2" ns2:display-name="Contents 2" ns2:family="paragraph" ns2:parent-style-name="Index" ns2:class="index">
      <ns2:paragraph-properties ns5:margin-left="0.1965in" ns5:margin-right="0in" ns5:text-indent="0in" ns2:auto-text-indent="false">
        <ns2:tab-stops>
          <ns2:tab-stop ns2:position="5.8035in" ns2:type="right" ns2:leader-style="dotted" ns2:leader-text="."/>
        </ns2:tab-stops>
      </ns2:paragraph-properties>
    </ns2:style>
    <ns2:style ns2:name="rststyle-contents-3" ns2:family="paragraph" ns2:parent-style-name="Contents_20_3"/>
    <ns2:style ns2:name="Contents_20_3" ns2:display-name="Contents 3" ns2:family="paragraph" ns2:parent-style-name="Index" ns2:class="index">
      <ns2:paragraph-properties ns5:margin-left="0.3929in" ns5:margin-right="0in" ns5:text-indent="0in" ns2:auto-text-indent="false">
        <ns2:tab-stops>
          <ns2:tab-stop ns2:position="5.6071in" ns2:type="right" ns2:leader-style="dotted" ns2:leader-text="."/>
        </ns2:tab-stops>
      </ns2:paragraph-properties>
    </ns2:style>
    <ns2:style ns2:name="rststyle-contents-4" ns2:family="paragraph" ns2:parent-style-name="Contents_20_4"/>
    <ns2:style ns2:name="Contents_20_4" ns2:display-name="Contents 4" ns2:family="paragraph" ns2:parent-style-name="Index" ns2:class="index">
      <ns2:paragraph-properties ns5:margin-left="0.5898in" ns5:margin-right="0in" ns5:text-indent="0in" ns2:auto-text-indent="false">
        <ns2:tab-stops>
          <ns2:tab-stop ns2:position="5.4102in" ns2:type="right" ns2:leader-style="dotted" ns2:leader-text="."/>
        </ns2:tab-stops>
      </ns2:paragraph-properties>
    </ns2:style>
    <ns2:style ns2:name="rststyle-contents--5" ns2:family="paragraph" ns2:parent-style-name="Contents_20_5"/>
    <ns2:style ns2:name="Contents_20_5" ns2:display-name="Contents 5" ns2:family="paragraph" ns2:parent-style-name="Index" ns2:class="index">
      <ns2:paragraph-properties ns5:margin-left="0.7862in" ns5:margin-right="0in" ns5:text-indent="0in" ns2:auto-text-indent="false">
        <ns2:tab-stops>
          <ns2:tab-stop ns2:position="5.2138in" ns2:type="right" ns2:leader-style="dotted" ns2:leader-text="."/>
        </ns2:tab-stops>
      </ns2:paragraph-properties>
    </ns2:style>
    <ns2:style ns2:name="rststyle-contents-6" ns2:family="paragraph" ns2:parent-style-name="Contents_20_6"/>
    <ns2:style ns2:name="Contents_20_6" ns2:display-name="Contents 6" ns2:family="paragraph" ns2:parent-style-name="Index" ns2:class="index">
      <ns2:paragraph-properties ns5:margin-left="0.9827in" ns5:margin-right="0in" ns5:text-indent="0in" ns2:auto-text-indent="false">
        <ns2:tab-stops>
          <ns2:tab-stop ns2:position="5.0173in" ns2:type="right" ns2:leader-style="dotted" ns2:leader-text="."/>
        </ns2:tab-stops>
      </ns2:paragraph-properties>
    </ns2:style>
    <ns2:style ns2:name="rststyle-contents-7" ns2:family="paragraph" ns2:parent-style-name="Contents_20_7"/>
    <ns2:style ns2:name="Contents_20_7" ns2:display-name="Contents 7" ns2:family="paragraph" ns2:parent-style-name="Index" ns2:class="index">
      <ns2:paragraph-properties ns5:margin-left="1.1791in" ns5:margin-right="0in" ns5:text-indent="0in" ns2:auto-text-indent="false">
        <ns2:tab-stops>
          <ns2:tab-stop ns2:position="4.8209in" ns2:type="right" ns2:leader-style="dotted" ns2:leader-text="."/>
        </ns2:tab-stops>
      </ns2:paragraph-properties>
    </ns2:style>
    <ns2:style ns2:name="rststyle-contents-8" ns2:family="paragraph" ns2:parent-style-name="Contents_20_8"/>
    <ns2:style ns2:name="Contents_20_8" ns2:display-name="Contents 8" ns2:family="paragraph" ns2:parent-style-name="Index" ns2:class="index">
      <ns2:paragraph-properties ns5:margin-left="1.3756in" ns5:margin-right="0in" ns5:text-indent="0in" ns2:auto-text-indent="false">
        <ns2:tab-stops>
          <ns2:tab-stop ns2:position="4.6244in" ns2:type="right" ns2:leader-style="dotted" ns2:leader-text="."/>
        </ns2:tab-stops>
      </ns2:paragraph-properties>
    </ns2:style>
    <ns2:style ns2:name="rststyle-contents-9" ns2:family="paragraph" ns2:parent-style-name="Contents_20_9"/>
    <ns2:style ns2:name="Contents_20_9" ns2:display-name="Contents 9" ns2:family="paragraph" ns2:parent-style-name="Index" ns2:class="index">
      <ns2:paragraph-properties ns5:margin-left="1.572in" ns5:margin-right="0in" ns5:text-indent="0in" ns2:auto-text-indent="false">
        <ns2:tab-stops>
          <ns2:tab-stop ns2:position="4.428in" ns2:type="right" ns2:leader-style="dotted" ns2:leader-text="."/>
        </ns2:tab-stops>
      </ns2:paragraph-properties>
    </ns2:style>
    <ns2:style ns2:name="rststyle-contents-10" ns2:family="paragraph" ns2:parent-style-name="Contents_20_10"/>
    <ns2:style ns2:name="Contents_20_10" ns2:display-name="Contents 10" ns2:family="paragraph" ns2:parent-style-name="Index" ns2:class="index">
      <ns2:paragraph-properties ns5:margin-left="1.7689in" ns5:margin-right="0in" ns5:text-indent="0in" ns2:auto-text-indent="false">
        <ns2:tab-stops>
          <ns2:tab-stop ns2:position="4.2311in" ns2:type="right" ns2:leader-style="dotted" ns2:leader-text="."/>
        </ns2:tab-stops>
      </ns2:paragraph-properties>
    </ns2:style>
    <ns2:style ns2:name="rststyle-contents-heading" ns2:family="paragraph" ns2:parent-style-name="Contents_20_Heading"/>
    <ns2:style ns2:name="Contents_20_Heading" ns2:display-name="Contents Heading" ns2:family="paragraph" ns2:parent-style-name="Heading" ns2:class="index">
      <ns2:paragraph-properties ns5:margin-left="0in" ns5:margin-right="0in" ns5:text-indent="0in" ns2:auto-text-indent="false" ns7:number-lines="false" ns7:line-number="0"/>
      <ns2:text-properties ns5:font-size="16pt" ns5:font-weight="bold" ns2:font-size-asian="16pt" ns2:font-weight-asian="bold" ns2:font-size-complex="16pt" ns2:font-weight-complex="bold"/>
    </ns2:style>
    <ns2:style ns2:name="rststyle-legend" ns2:family="paragraph" ns2:parent-style-name="Text_20_body"/>
    <ns2:style ns2:name="rststyle-deflist-term-1" ns2:family="paragraph" ns2:parent-style-name="Text_20_body">
      <ns2:text-properties ns5:font-weight="bold"/>
    </ns2:style>
    <ns2:style ns2:name="rststyle-deflist-def-1" ns2:family="paragraph" ns2:parent-style-name="Text_20_body">
      <ns2:paragraph-properties ns5:margin-left="0.25in" ns5:margin-right="0in" ns5:text-indent="0in" ns2:auto-text-indent="false"/>
    </ns2:style>
    <ns2:style ns2:name="rststyle-deflist-term-2" ns2:family="paragraph" ns2:parent-style-name="Text_20_body">
      <ns2:paragraph-properties ns5:margin-left="0.25in" ns5:margin-right="0in" ns5:text-indent="0in" ns2:auto-text-indent="false"/>
      <ns2:text-properties ns5:font-weight="bold"/>
    </ns2:style>
    <ns2:style ns2:name="rststyle-deflist-def-2" ns2:family="paragraph" ns2:parent-style-name="Text_20_body">
      <ns2:paragraph-properties ns5:margin-left="0.5in" ns5:margin-right="0in" ns5:text-indent="0in" ns2:auto-text-indent="false"/>
    </ns2:style>
    <ns2:style ns2:name="rststyle-deflist-def-3" ns2:family="paragraph" ns2:parent-style-name="Text_20_body">
      <ns2:paragraph-properties ns5:margin-left="0.75in" ns5:margin-right="0in" ns5:text-indent="0in" ns2:auto-text-indent="false"/>
    </ns2:style>
    <ns2:style ns2:name="rststyle-deflist-term-3" ns2:family="paragraph" ns2:parent-style-name="Text_20_body">
      <ns2:paragraph-properties ns5:margin-left="0.5in" ns5:margin-right="0in" ns5:text-indent="0in" ns2:auto-text-indent="false"/>
      <ns2:text-properties ns5:font-weight="bold"/>
    </ns2:style>
    <ns2:style ns2:name="rststyle-deflist-term-4" ns2:family="paragraph" ns2:parent-style-name="Text_20_body">
      <ns2:paragraph-properties ns5:margin-left="0.75in" ns5:margin-right="0in" ns5:text-indent="0in" ns2:auto-text-indent="false"/>
      <ns2:text-properties ns5:font-weight="bold"/>
    </ns2:style>
    <ns2:style ns2:name="rststyle-deflist-term-5" ns2:family="paragraph" ns2:parent-style-name="Text_20_body">
      <ns2:paragraph-properties ns5:margin-left="1in" ns5:margin-right="0in" ns5:text-indent="0in" ns2:auto-text-indent="false"/>
      <ns2:text-properties ns5:font-weight="bold"/>
    </ns2:style>
    <ns2:style ns2:name="rststyle-deflist-def-4" ns2:family="paragraph" ns2:parent-style-name="Text_20_body">
      <ns2:paragraph-properties ns5:margin-left="1in" ns5:margin-right="0in" ns5:text-indent="0in" ns2:auto-text-indent="false"/>
    </ns2:style>
    <ns2:style ns2:name="rststyle-deflist-def-5" ns2:family="paragraph" ns2:parent-style-name="Text_20_body">
      <ns2:paragraph-properties ns5:margin-left="1.25in" ns5:margin-right="0in" ns5:text-indent="0in" ns2:auto-text-indent="false"/>
    </ns2:style>
    <ns2:style ns2:name="rststyle-codeblock-indented" ns2:family="paragraph" ns2:parent-style-name="rststyle-codeblock">
      <ns2:paragraph-properties ns5:margin-left="0.8in" ns5:margin-right="0in" ns5:text-indent="0in" ns2:auto-text-indent="false"/>
    </ns2:style>
    <ns2:style ns2:name="Numbering_20_Symbols" ns2:display-name="Numbering Symbols" ns2:family="text"/>
    <ns2:style ns2:name="Bullet_20_Symbols" ns2:display-name="Bullet Symbols" ns2:family="text">
      <ns2:text-properties ns2:font-name="StarSymbol" ns5:font-size="9pt" ns2:font-name-asian="StarSymbol" ns2:font-size-asian="9pt" ns2:font-name-complex="StarSymbol" ns2:font-size-complex="9pt"/>
    </ns2:style>
    <ns2:style ns2:name="Emphasis" ns2:family="text">
      <ns2:text-properties ns5:font-style="italic" ns2:font-style-asian="italic" ns2:font-style-complex="italic"/>
    </ns2:style>
    <ns2:style ns2:name="Citation" ns2:family="text">
      <ns2:text-properties ns5:font-style="italic" ns2:font-style-asian="italic" ns2:font-style-complex="italic"/>
    </ns2:style>
    <ns2:style ns2:name="Example" ns2:family="text">
      <ns2:text-properties ns2:font-name="Nimbus Mono L" ns2:font-name-asian="Nimbus Mono L" ns2:font-name-complex="Nimbus Mono L"/>
    </ns2:style>
    <ns2:style ns2:name="Teletype" ns2:family="text">
      <ns2:text-properties ns2:font-name="Nimbus Mono L" ns2:font-name-asian="Nimbus Mono L" ns2:font-name-complex="Nimbus Mono L"/>
    </ns2:style>
    <ns2:style ns2:name="rststyle-emphasis" ns2:family="text" ns2:parent-style-name="Emphasis">
      <ns2:text-properties ns2:font-weight-asian="normal" ns2:font-weight-complex="normal"/>
    </ns2:style>
    <ns2:style ns2:name="rststyle-strong" ns2:family="text">
      <ns2:text-properties ns5:font-weight="bold" ns5:background-color="transparent"/>
    </ns2:style>
    <ns2:style ns2:name="rststyle-inlineliteral" ns2:family="text" ns2:parent-style-name="Example">
      <ns2:text-properties ns5:background-color="#e6e6ff"/>
    </ns2:style>
    <ns2:style ns2:name="rststyle-quotation" ns2:family="text" ns2:parent-style-name="Citation">
      <ns2:text-properties ns2:font-weight-asian="normal" ns2:font-weight-complex="normal"/>
    </ns2:style>
    <ns2:style ns2:name="rststyle-codeblock-keyword" ns2:family="text" ns2:parent-style-name="Teletype">
      <ns2:text-properties ns5:color="#800000" ns5:background-color="#ccffff"/>
    </ns2:style>
    <ns2:style ns2:name="rststyle-codeblock-string" ns2:family="text" ns2:parent-style-name="Teletype">
      <ns2:text-properties ns5:background-color="#ffffff"/>
    </ns2:style>
    <ns2:style ns2:name="rststyle-codeblock-number" ns2:family="text" ns2:parent-style-name="Teletype">
      <ns2:text-properties ns5:color="#000080" ns5:background-color="#ccffff"/>
    </ns2:style>
    <ns2:style ns2:name="rststyle-codeblock-comment" ns2:family="text" ns2:parent-style-name="Teletype">
      <ns2:text-properties ns5:background-color="#ffffff"/>
    </ns2:style>
    <ns2:style ns2:name="rststyle-codeblock-classname" ns2:family="text" ns2:parent-style-name="Teletype">
      <ns2:text-properties ns5:color="#808000" ns5:background-color="#ccffff"/>
    </ns2:style>
    <ns2:style ns2:name="rststyle-codeblock-functionname" ns2:family="text" ns2:parent-style-name="Teletype">
      <ns2:text-properties ns5:color="#808000" ns5:background-color="#ccffff"/>
    </ns2:style>
    <ns2:style ns2:name="rststyle-codeblock-operator" ns2:family="text" ns2:parent-style-name="Teletype">
      <ns2:text-properties ns5:color="#cccc00" ns5:background-color="#ccffff"/>
    </ns2:style>
    <ns2:style ns2:name="rststyle-codeblock-name" ns2:family="text" ns2:parent-style-name="Teletype">
      <ns2:text-properties ns5:color="#808000" ns5:background-color="#ccffff"/>
    </ns2:style>
    <ns2:style ns2:name="rststyle-subscript" ns2:family="text">
      <ns2:text-properties ns2:text-position="sub 58%"/>
    </ns2:style>
    <ns2:style ns2:name="rststyle-superscript" ns2:family="text">
      <ns2:text-properties ns2:text-position="super 58%"/>
    </ns2:style>
    <ns2:style ns2:name="Graphics" ns2:family="graphic">
      <ns2:graphic-properties ns7:anchor-type="paragraph" ns3:x="0in" ns3:y="0in" ns2:wrap="dynamic" ns2:number-wrapped-paragraphs="no-limit" ns2:wrap-contour="false" ns2:vertical-pos="top" ns2:vertical-rel="paragraph" ns2:horizontal-pos="center" ns2:horizontal-rel="paragraph"/>
    </ns2:style>
    <ns2:style ns2:name="rststyle-image" ns2:family="graphic" ns2:parent-style-name="Graphics"/>
    <ns2:style ns2:name="rststyle-figureframe" ns2:family="graphic" ns2:parent-style-name="Frame">
      <ns2:graphic-properties ns2:shadow="none"/>
    </ns2:style>
    <ns2:style ns2:name="Frame" ns2:family="graphic">
      <ns2:graphic-properties ns7:anchor-type="paragraph" ns3:x="0in" ns3:y="0in" ns5:margin-left="0.0791in" ns5:margin-right="0.0791in" ns5:margin-top="0.0791in" ns5:margin-bottom="0.0791in" ns2:wrap="parallel" ns2:number-wrapped-paragraphs="no-limit" ns2:wrap-contour="false" ns2:vertical-pos="top" ns2:vertical-rel="paragraph-content" ns2:horizontal-pos="center" ns2:horizontal-rel="paragraph-content" ns5:padding="0.0591in" ns5:border="0.0008in solid #000000"/>
    </ns2:style>
    <ns7:outline-style ns2:name="Outline">
      <ns7:outline-level-style ns7:level="1" ns2:num-format="">
        <ns2:list-level-properties ns7:list-level-position-and-space-mode="label-alignment">
          <ns2:list-level-label-alignment ns7:label-followed-by="listtab" ns7:list-tab-stop-position="0.3in" ns5:text-indent="-0.3in" ns5:margin-left="0.3in"/>
        </ns2:list-level-properties>
      </ns7:outline-level-style>
      <ns7:outline-level-style ns7:level="2" ns2:num-format="">
        <ns2:list-level-properties ns7:list-level-position-and-space-mode="label-alignment">
          <ns2:list-level-label-alignment ns7:label-followed-by="listtab" ns7:list-tab-stop-position="0.4in" ns5:text-indent="-0.4in" ns5:margin-left="0.4in"/>
        </ns2:list-level-properties>
      </ns7:outline-level-style>
      <ns7:outline-level-style ns7:level="3" ns2:num-format="">
        <ns2:list-level-properties ns7:list-level-position-and-space-mode="label-alignment">
          <ns2:list-level-label-alignment ns7:label-followed-by="listtab" ns7:list-tab-stop-position="0.5in" ns5:text-indent="-0.5in" ns5:margin-left="0.5in"/>
        </ns2:list-level-properties>
      </ns7:outline-level-style>
      <ns7:outline-level-style ns7:level="4" ns2:num-format="">
        <ns2:list-level-properties ns7:list-level-position-and-space-mode="label-alignment">
          <ns2:list-level-label-alignment ns7:label-followed-by="listtab" ns7:list-tab-stop-position="0.6in" ns5:text-indent="-0.6in" ns5:margin-left="0.6in"/>
        </ns2:list-level-properties>
      </ns7:outline-level-style>
      <ns7:outline-level-style ns7:level="5" ns2:num-format="">
        <ns2:list-level-properties ns7:list-level-position-and-space-mode="label-alignment">
          <ns2:list-level-label-alignment ns7:label-followed-by="listtab" ns7:list-tab-stop-position="0.7in" ns5:text-indent="-0.7in" ns5:margin-left="0.7in"/>
        </ns2:list-level-properties>
      </ns7:outline-level-style>
      <ns7:outline-level-style ns7:level="6" ns2:num-format="">
        <ns2:list-level-properties ns7:list-level-position-and-space-mode="label-alignment">
          <ns2:list-level-label-alignment ns7:label-followed-by="listtab" ns7:list-tab-stop-position="0.8in" ns5:text-indent="-0.8in" ns5:margin-left="0.8in"/>
        </ns2:list-level-properties>
      </ns7:outline-level-style>
      <ns7:outline-level-style ns7:level="7" ns2:num-format="">
        <ns2:list-level-properties ns7:list-level-position-and-space-mode="label-alignment">
          <ns2:list-level-label-alignment ns7:label-followed-by="listtab" ns7:list-tab-stop-position="0.9in" ns5:text-indent="-0.9in" ns5:margin-left="0.9in"/>
        </ns2:list-level-properties>
      </ns7:outline-level-style>
      <ns7:outline-level-style ns7:level="8" ns2:num-format="">
        <ns2:list-level-properties ns7:list-level-position-and-space-mode="label-alignment">
          <ns2:list-level-label-alignment ns7:label-followed-by="listtab" ns7:list-tab-stop-position="1in" ns5:text-indent="-1in" ns5:margin-left="1in"/>
        </ns2:list-level-properties>
      </ns7:outline-level-style>
      <ns7:outline-level-style ns7:level="9" ns2:num-format="">
        <ns2:list-level-properties ns7:list-level-position-and-space-mode="label-alignment">
          <ns2:list-level-label-alignment ns7:label-followed-by="listtab" ns7:list-tab-stop-position="1.1in" ns5:text-indent="-1.1in" ns5:margin-left="1.1in"/>
        </ns2:list-level-properties>
      </ns7:outline-level-style>
      <ns7:outline-level-style ns7:level="10" ns2:num-format="">
        <ns2:list-level-properties ns7:list-level-position-and-space-mode="label-alignment">
          <ns2:list-level-label-alignment ns7:label-followed-by="listtab" ns7:list-tab-stop-position="1.2in" ns5:text-indent="-1.2in" ns5:margin-left="1.2in"/>
        </ns2:list-level-properties>
      </ns7:outline-level-style>
    </ns7:outline-style>
    <ns7:list-style ns2:name="rststyle-enumlist">
      <ns7:list-level-style-number ns7:level="1" ns7:style-name="Numbering_20_Symbols" ns2:num-suffix="." ns2:num-format="1">
        <ns2:list-level-properties ns7:space-before="0.25in" ns7:min-label-width="0.25in"/>
      </ns7:list-level-style-number>
      <ns7:list-level-style-number ns7:level="2" ns7:style-name="Numbering_20_Symbols" ns2:num-suffix="." ns2:num-format="1">
        <ns2:list-level-properties ns7:space-before="0.5in" ns7:min-label-width="0.25in"/>
      </ns7:list-level-style-number>
      <ns7:list-level-style-number ns7:level="3" ns7:style-name="Numbering_20_Symbols" ns2:num-suffix="." ns2:num-format="1">
        <ns2:list-level-properties ns7:space-before="0.75in" ns7:min-label-width="0.25in"/>
      </ns7:list-level-style-number>
      <ns7:list-level-style-number ns7:level="4" ns7:style-name="Numbering_20_Symbols" ns2:num-suffix="." ns2:num-format="1">
        <ns2:list-level-properties ns7:space-before="1in" ns7:min-label-width="0.25in"/>
      </ns7:list-level-style-number>
      <ns7:list-level-style-number ns7:level="5" ns7:style-name="Numbering_20_Symbols" ns2:num-suffix="." ns2:num-format="1">
        <ns2:list-level-properties ns7:space-before="1.25in" ns7:min-label-width="0.25in"/>
      </ns7:list-level-style-number>
      <ns7:list-level-style-number ns7:level="6" ns7:style-name="Numbering_20_Symbols" ns2:num-suffix="." ns2:num-format="1">
        <ns2:list-level-properties ns7:space-before="1.5in" ns7:min-label-width="0.25in"/>
      </ns7:list-level-style-number>
      <ns7:list-level-style-number ns7:level="7" ns7:style-name="Numbering_20_Symbols" ns2:num-suffix="." ns2:num-format="1">
        <ns2:list-level-properties ns7:space-before="1.75in" ns7:min-label-width="0.25in"/>
      </ns7:list-level-style-number>
      <ns7:list-level-style-number ns7:level="8" ns7:style-name="Numbering_20_Symbols" ns2:num-suffix="." ns2:num-format="1">
        <ns2:list-level-properties ns7:space-before="2in" ns7:min-label-width="0.25in"/>
      </ns7:list-level-style-number>
      <ns7:list-level-style-number ns7:level="9" ns7:style-name="Numbering_20_Symbols" ns2:num-suffix="." ns2:num-format="1">
        <ns2:list-level-properties ns7:space-before="2.25in" ns7:min-label-width="0.25in"/>
      </ns7:list-level-style-number>
      <ns7:list-level-style-number ns7:level="10" ns7:style-name="Numbering_20_Symbols" ns2:num-suffix="." ns2:num-format="1">
        <ns2:list-level-properties ns7:space-before="2.5in" ns7:min-label-width="0.25in"/>
      </ns7:list-level-style-number>
    </ns7:list-style>
    <ns7:list-style ns2:name="rststyl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○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■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○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■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○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■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tocenumlist">
      <ns7:list-level-style-number ns7:level="1" ns7:style-name="Numbering_20_Symbols" ns2:num-prefix=" " ns2:num-suffix=" " ns2:num-format="1">
        <ns2:list-level-properties ns7:space-before="0.25in" ns7:min-label-width="0.25in"/>
      </ns7:list-level-style-number>
      <ns7:list-level-style-number ns7:level="2" ns7:style-name="Numbering_20_Symbols" ns2:num-prefix=" " ns2:num-suffix=" " ns2:num-format="1" ns7:display-levels="2">
        <ns2:list-level-properties ns7:space-before="0.5in" ns7:min-label-width="0.25in"/>
      </ns7:list-level-style-number>
      <ns7:list-level-style-number ns7:level="3" ns7:style-name="Numbering_20_Symbols" ns2:num-prefix=" " ns2:num-suffix=" " ns2:num-format="1" ns7:display-levels="3">
        <ns2:list-level-properties ns7:space-before="0.75in" ns7:min-label-width="0.25in"/>
      </ns7:list-level-style-number>
      <ns7:list-level-style-number ns7:level="4" ns7:style-name="Numbering_20_Symbols" ns2:num-prefix=" " ns2:num-suffix=" " ns2:num-format="1" ns7:display-levels="4">
        <ns2:list-level-properties ns7:space-before="1in" ns7:min-label-width="0.25in"/>
      </ns7:list-level-style-number>
      <ns7:list-level-style-number ns7:level="5" ns7:style-name="Numbering_20_Symbols" ns2:num-prefix=" " ns2:num-suffix=" " ns2:num-format="1" ns7:display-levels="5">
        <ns2:list-level-properties ns7:space-before="1.25in" ns7:min-label-width="0.25in"/>
      </ns7:list-level-style-number>
      <ns7:list-level-style-number ns7:level="6" ns7:style-name="Numbering_20_Symbols" ns2:num-prefix=" " ns2:num-suffix=" " ns2:num-format="1" ns7:display-levels="6">
        <ns2:list-level-properties ns7:space-before="1.5in" ns7:min-label-width="0.25in"/>
      </ns7:list-level-style-number>
      <ns7:list-level-style-number ns7:level="7" ns7:style-name="Numbering_20_Symbols" ns2:num-prefix=" " ns2:num-suffix=" " ns2:num-format="1" ns7:display-levels="7">
        <ns2:list-level-properties ns7:space-before="1.75in" ns7:min-label-width="0.25in"/>
      </ns7:list-level-style-number>
      <ns7:list-level-style-number ns7:level="8" ns7:style-name="Numbering_20_Symbols" ns2:num-prefix=" " ns2:num-suffix=" " ns2:num-format="1" ns7:display-levels="8">
        <ns2:list-level-properties ns7:space-before="2in" ns7:min-label-width="0.25in"/>
      </ns7:list-level-style-number>
      <ns7:list-level-style-number ns7:level="9" ns7:style-name="Numbering_20_Symbols" ns2:num-prefix=" " ns2:num-suffix=" " ns2:num-format="1" ns7:display-levels="9">
        <ns2:list-level-properties ns7:space-before="2.25in" ns7:min-label-width="0.25in"/>
      </ns7:list-level-style-number>
      <ns7:list-level-style-number ns7:level="10" ns7:style-name="Numbering_20_Symbols" ns2:num-prefix=" " ns2:num-suffix=" " ns2:num-format="1" ns7:display-levels="10">
        <ns2:list-level-properties ns7:space-before="2.5in" ns7:min-label-width="0.25in"/>
      </ns7:list-level-style-number>
    </ns7:list-style>
    <ns7:list-style ns2:name="rststyle-tocbulletlist">
      <ns7:list-level-style-bullet ns7:level="1" ns7:style-name="Bullet_20_Symbols" ns2:num-prefix=" 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prefix=" 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prefix=" " ns2:num-suffix=")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prefix=" " ns2:num-suffix=" 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prefix=" " ns2:num-suffix=" 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prefix=" " ns2:num-suffix=" 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prefix=" " ns2:num-suffix=" 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prefix=" " ns2:num-suffix=" 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prefix=" " ns2:num-suffix=" 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prefix=" " ns2:num-suffix=" 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blockquote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highlights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highlights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pigraph-bulletlist">
      <ns7:list-level-style-bullet ns7:level="1" ns7:style-name="Bullet_20_Symbols" ns2:num-suffix="." ns7:bullet-char="●">
        <ns2:list-level-properties ns7:space-before="0.25in" ns7:min-label-width="0.25in"/>
        <ns2:text-properties ns2:font-name="StarSymbol"/>
      </ns7:list-level-style-bullet>
      <ns7:list-level-style-bullet ns7:level="2" ns7:style-name="Bullet_20_Symbols" ns2:num-suffix="." ns7:bullet-char="●">
        <ns2:list-level-properties ns7:space-before="0.5in" ns7:min-label-width="0.25in"/>
        <ns2:text-properties ns2:font-name="StarSymbol"/>
      </ns7:list-level-style-bullet>
      <ns7:list-level-style-bullet ns7:level="3" ns7:style-name="Bullet_20_Symbols" ns2:num-suffix="." ns7:bullet-char="●">
        <ns2:list-level-properties ns7:space-before="0.75in" ns7:min-label-width="0.25in"/>
        <ns2:text-properties ns2:font-name="StarSymbol"/>
      </ns7:list-level-style-bullet>
      <ns7:list-level-style-bullet ns7:level="4" ns7:style-name="Bullet_20_Symbols" ns2:num-suffix="." ns7:bullet-char="●">
        <ns2:list-level-properties ns7:space-before="1in" ns7:min-label-width="0.25in"/>
        <ns2:text-properties ns2:font-name="StarSymbol"/>
      </ns7:list-level-style-bullet>
      <ns7:list-level-style-bullet ns7:level="5" ns7:style-name="Bullet_20_Symbols" ns2:num-suffix="." ns7:bullet-char="●">
        <ns2:list-level-properties ns7:space-before="1.25in" ns7:min-label-width="0.25in"/>
        <ns2:text-properties ns2:font-name="StarSymbol"/>
      </ns7:list-level-style-bullet>
      <ns7:list-level-style-bullet ns7:level="6" ns7:style-name="Bullet_20_Symbols" ns2:num-suffix="." ns7:bullet-char="●">
        <ns2:list-level-properties ns7:space-before="1.5in" ns7:min-label-width="0.25in"/>
        <ns2:text-properties ns2:font-name="StarSymbol"/>
      </ns7:list-level-style-bullet>
      <ns7:list-level-style-bullet ns7:level="7" ns7:style-name="Bullet_20_Symbols" ns2:num-suffix="." ns7:bullet-char="●">
        <ns2:list-level-properties ns7:space-before="1.75in" ns7:min-label-width="0.25in"/>
        <ns2:text-properties ns2:font-name="StarSymbol"/>
      </ns7:list-level-style-bullet>
      <ns7:list-level-style-bullet ns7:level="8" ns7:style-name="Bullet_20_Symbols" ns2:num-suffix="." ns7:bullet-char="●">
        <ns2:list-level-properties ns7:space-before="2in" ns7:min-label-width="0.25in"/>
        <ns2:text-properties ns2:font-name="StarSymbol"/>
      </ns7:list-level-style-bullet>
      <ns7:list-level-style-bullet ns7:level="9" ns7:style-name="Bullet_20_Symbols" ns2:num-suffix="." ns7:bullet-char="●">
        <ns2:list-level-properties ns7:space-before="2.25in" ns7:min-label-width="0.25in"/>
        <ns2:text-properties ns2:font-name="StarSymbol"/>
      </ns7:list-level-style-bullet>
      <ns7:list-level-style-bullet ns7:level="10" ns7:style-name="Bullet_20_Symbols" ns2:num-suffix="." ns7:bullet-char="●">
        <ns2:list-level-properties ns7:space-before="2.5in" ns7:min-label-width="0.25in"/>
        <ns2:text-properties ns2:font-name="StarSymbol"/>
      </ns7:list-level-style-bullet>
    </ns7:list-style>
    <ns7:list-style ns2:name="rststyle-epigraph-enumlist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arabic">
      <ns7:list-level-style-number ns7:level="1" ns2:num-suffix="." ns2:num-format="1">
        <ns2:list-level-properties ns7:space-before="0.25in" ns7:min-label-width="0.25in"/>
      </ns7:list-level-style-number>
      <ns7:list-level-style-number ns7:level="2" ns2:num-suffix="." ns2:num-format="1">
        <ns2:list-level-properties ns7:space-before="0.5in" ns7:min-label-width="0.25in"/>
      </ns7:list-level-style-number>
      <ns7:list-level-style-number ns7:level="3" ns2:num-suffix="." ns2:num-format="1">
        <ns2:list-level-properties ns7:space-before="0.75in" ns7:min-label-width="0.25in"/>
      </ns7:list-level-style-number>
      <ns7:list-level-style-number ns7:level="4" ns2:num-suffix="." ns2:num-format="1">
        <ns2:list-level-properties ns7:space-before="1in" ns7:min-label-width="0.25in"/>
      </ns7:list-level-style-number>
      <ns7:list-level-style-number ns7:level="5" ns2:num-suffix="." ns2:num-format="1">
        <ns2:list-level-properties ns7:space-before="1.25in" ns7:min-label-width="0.25in"/>
      </ns7:list-level-style-number>
      <ns7:list-level-style-number ns7:level="6" ns2:num-suffix="." ns2:num-format="1">
        <ns2:list-level-properties ns7:space-before="1.5in" ns7:min-label-width="0.25in"/>
      </ns7:list-level-style-number>
      <ns7:list-level-style-number ns7:level="7" ns2:num-suffix="." ns2:num-format="1">
        <ns2:list-level-properties ns7:space-before="1.75in" ns7:min-label-width="0.25in"/>
      </ns7:list-level-style-number>
      <ns7:list-level-style-number ns7:level="8" ns2:num-suffix="." ns2:num-format="1">
        <ns2:list-level-properties ns7:space-before="2in" ns7:min-label-width="0.25in"/>
      </ns7:list-level-style-number>
      <ns7:list-level-style-number ns7:level="9" ns2:num-suffix="." ns2:num-format="1">
        <ns2:list-level-properties ns7:space-before="2.25in" ns7:min-label-width="0.25in"/>
      </ns7:list-level-style-number>
      <ns7:list-level-style-number ns7:level="10" ns2:num-suffix="." ns2:num-format="1">
        <ns2:list-level-properties ns7:space-before="2.5in" ns7:min-label-width="0.25in"/>
      </ns7:list-level-style-number>
    </ns7:list-style>
    <ns7:list-style ns2:name="rststyle-enumlist-low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low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list-style ns2:name="rststyle-enumlist-upperalpha">
      <ns7:list-level-style-number ns7:level="1" ns2:num-suffix=")" ns2:num-format="A">
        <ns2:list-level-properties ns7:space-before="0.25in" ns7:min-label-width="0.25in"/>
      </ns7:list-level-style-number>
      <ns7:list-level-style-number ns7:level="2" ns2:num-suffix=")" ns2:num-format="A">
        <ns2:list-level-properties ns7:space-before="0.5in" ns7:min-label-width="0.25in"/>
      </ns7:list-level-style-number>
      <ns7:list-level-style-number ns7:level="3" ns2:num-suffix=")" ns2:num-format="A">
        <ns2:list-level-properties ns7:space-before="0.75in" ns7:min-label-width="0.25in"/>
      </ns7:list-level-style-number>
      <ns7:list-level-style-number ns7:level="4" ns2:num-suffix=")" ns2:num-format="A">
        <ns2:list-level-properties ns7:space-before="1in" ns7:min-label-width="0.25in"/>
      </ns7:list-level-style-number>
      <ns7:list-level-style-number ns7:level="5" ns2:num-suffix=")" ns2:num-format="A">
        <ns2:list-level-properties ns7:space-before="1.25in" ns7:min-label-width="0.25in"/>
      </ns7:list-level-style-number>
      <ns7:list-level-style-number ns7:level="6" ns2:num-suffix=")" ns2:num-format="A">
        <ns2:list-level-properties ns7:space-before="1.5in" ns7:min-label-width="0.25in"/>
      </ns7:list-level-style-number>
      <ns7:list-level-style-number ns7:level="7" ns2:num-suffix=")" ns2:num-format="A">
        <ns2:list-level-properties ns7:space-before="1.75in" ns7:min-label-width="0.25in"/>
      </ns7:list-level-style-number>
      <ns7:list-level-style-number ns7:level="8" ns2:num-suffix=")" ns2:num-format="A">
        <ns2:list-level-properties ns7:space-before="2in" ns7:min-label-width="0.25in"/>
      </ns7:list-level-style-number>
      <ns7:list-level-style-number ns7:level="9" ns2:num-suffix=")" ns2:num-format="A">
        <ns2:list-level-properties ns7:space-before="2.25in" ns7:min-label-width="0.25in"/>
      </ns7:list-level-style-number>
      <ns7:list-level-style-number ns7:level="10" ns2:num-suffix=")" ns2:num-format="A">
        <ns2:list-level-properties ns7:space-before="2.5in" ns7:min-label-width="0.25in"/>
      </ns7:list-level-style-number>
    </ns7:list-style>
    <ns7:list-style ns2:name="rststyle-enumlist-upperroman">
      <ns7:list-level-style-number ns7:level="1" ns2:num-suffix="." ns2:num-format="I">
        <ns2:list-level-properties ns7:space-before="0.25in" ns7:min-label-width="0.25in"/>
      </ns7:list-level-style-number>
      <ns7:list-level-style-number ns7:level="2" ns2:num-suffix="." ns2:num-format="I">
        <ns2:list-level-properties ns7:space-before="0.5in" ns7:min-label-width="0.25in"/>
      </ns7:list-level-style-number>
      <ns7:list-level-style-number ns7:level="3" ns2:num-suffix="." ns2:num-format="I">
        <ns2:list-level-properties ns7:space-before="0.75in" ns7:min-label-width="0.25in"/>
      </ns7:list-level-style-number>
      <ns7:list-level-style-number ns7:level="4" ns2:num-suffix="." ns2:num-format="I">
        <ns2:list-level-properties ns7:space-before="1in" ns7:min-label-width="0.25in"/>
      </ns7:list-level-style-number>
      <ns7:list-level-style-number ns7:level="5" ns2:num-suffix="." ns2:num-format="I">
        <ns2:list-level-properties ns7:space-before="1.25in" ns7:min-label-width="0.25in"/>
      </ns7:list-level-style-number>
      <ns7:list-level-style-number ns7:level="6" ns2:num-suffix="." ns2:num-format="I">
        <ns2:list-level-properties ns7:space-before="1.5in" ns7:min-label-width="0.25in"/>
      </ns7:list-level-style-number>
      <ns7:list-level-style-number ns7:level="7" ns2:num-suffix="." ns2:num-format="I">
        <ns2:list-level-properties ns7:space-before="1.75in" ns7:min-label-width="0.25in"/>
      </ns7:list-level-style-number>
      <ns7:list-level-style-number ns7:level="8" ns2:num-suffix="." ns2:num-format="I">
        <ns2:list-level-properties ns7:space-before="2in" ns7:min-label-width="0.25in"/>
      </ns7:list-level-style-number>
      <ns7:list-level-style-number ns7:level="9" ns2:num-suffix="." ns2:num-format="I">
        <ns2:list-level-properties ns7:space-before="2.25in" ns7:min-label-width="0.25in"/>
      </ns7:list-level-style-number>
      <ns7:list-level-style-number ns7:level="10" ns2:num-suffix="." ns2:num-format="I">
        <ns2:list-level-properties ns7:space-before="2.5in" ns7:min-label-width="0.25in"/>
      </ns7:list-level-style-number>
    </ns7:list-style>
    <ns7:notes-configuration ns7:note-class="footnote" ns2:num-format="1" ns7:start-value="0" ns7:footnotes-position="page" ns7:start-numbering-at="document"/>
    <ns7:notes-configuration ns7:note-class="endnote" ns2:num-format="i" ns7:start-value="0"/>
    <ns7:linenumbering-configuration ns7:number-lines="false" ns7:offset="0.1965in" ns2:num-format="1" ns7:number-position="left" ns7:increment="5"/>
  </ns0:styles>
  <ns0:automatic-styles>
    <ns2:style ns2:name="MP1" ns2:family="paragraph" ns2:parent-style-name="Footer">
      <ns2:paragraph-properties ns5:text-align="center" ns2:justify-single-word="false"/>
    </ns2:style>
    <ns2:style ns2:name="MP2" ns2:family="paragraph" ns2:parent-style-name="Header">
      <ns2:paragraph-properties ns5:text-align="center" ns2:justify-single-word="false"/>
    </ns2:style>
    <ns2:page-layout ns2:name="Mpm1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/>
    </ns2:page-layout>
    <ns2:page-layout ns2:name="Mpm2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/>
      <ns2:footer-style>
        <ns2:header-footer-properties ns5:min-height="0in" ns5:margin-left="0in" ns5:margin-right="0in" ns5:margin-top="0.1965in"/>
      </ns2:footer-style>
    </ns2:page-layout>
    <ns2:page-layout ns2:name="Mpm3">
      <ns2:page-layout-properties ns5:page-width="8.5in" ns5:page-height="11in" ns2:num-format="1" ns2:print-orientation="portrait" ns5:margin-top="1in" ns5:margin-bottom="1in" ns5:margin-left="1.25in" ns5:margin-right="1.25in" ns2:writing-mode="lr-tb" ns2:footnote-max-height="0in">
        <ns2:footnote-sep ns2:width="0.0071in" ns2:distance-before-sep="0.0398in" ns2:distance-after-sep="0.0398in" ns2:adjustment="left" ns2:rel-width="25%" ns2:color="#000000"/>
      </ns2:page-layout-properties>
      <ns2:header-style>
        <ns2:header-footer-properties ns5:min-height="0in" ns5:margin-left="0in" ns5:margin-right="0in" ns5:margin-bottom="0.1965in"/>
      </ns2:header-style>
      <ns2:footer-style/>
    </ns2:page-layout>
  </ns0:automatic-styles>
  <ns0:master-styles>
    <ns2:master-page ns2:name="Standard" ns2:page-layout-name="Mpm1"/>
    <ns2:master-page ns2:name="rststyle-pagedefault" ns2:page-layout-name="Mpm1"/>
    <ns2:master-page ns2:name="rststyle-page-bottom" ns2:page-layout-name="Mpm2">
      <ns2:footer>
        <ns7:p ns7:style-name="MP1">Page <ns7:page-number ns7:select-page="current"/></ns7:p>
      </ns2:footer>
    </ns2:master-page>
    <ns2:master-page ns2:name="rststyle-page-top" ns2:page-layout-name="Mpm3">
      <ns2:header>
        <ns7:p ns7:style-name="MP2">Page <ns7:page-number ns7:select-page="current"/></ns7:p>
      </ns2:header>
    </ns2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a</meta:initial-creator>
    <meta:creation-date>2021-07-05T11:38:08</meta:creation-date>
    <dc:creator>a</dc:creator>
    <dc:date>2021-07-05T11:38:08</dc:date>
    <dc:language>en-US</dc:language>
    <meta:editing-cycles>1</meta:editing-cycles>
    <meta:editing-duration>PT00M01S</meta:editing-duration>
    <dc:title>debian kurulumu</dc:title>
  </office:meta>
</office:document-meta>
</file>